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1" style:condition="of:cell-content()=&quot;x&quot;" style:base-cell-address="$'Sheet1'.$E$1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2" style:condition="of:cell-content()=&quot;x&quot;" style:base-cell-address="$'Sheet1'.$E$50"/>
    </style:style>
    <style:style style:name="ACE-7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4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59.25pt" style:use-optimal-column-width="true"/>
    </style:style>
    <style:style style:name="ACOL-2" style:family="table-column">
      <style:table-column-properties style:column-width="100.5pt" style:use-optimal-column-width="true"/>
    </style:style>
    <style:style style:name="ACOL-3" style:family="table-column">
      <style:table-column-properties style:column-width="105pt" style:use-optimal-column-width="true"/>
    </style:style>
    <style:style style:name="ACOL-4" style:family="table-column">
      <style:table-column-properties style:column-width="62.25pt" style:use-optimal-column-width="false"/>
    </style:style>
    <style:style style:name="ACOL-5" style:family="table-column">
      <style:table-column-properties style:column-width="20.25pt" style:use-optimal-column-width="false"/>
    </style:style>
    <style:style style:name="ACOL-6" style:family="table-column">
      <style:table-column-properties style:column-width="54.75pt" style:use-optimal-column-width="true"/>
    </style:style>
    <style:style style:name="ACOL-7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default-cell-style-name="ACE-5" table:style-name="ACOL-5"/>
        <table:table-column table:default-cell-style-name="ACE-5" table:style-name="ACOL-0"/>
        <table:table-column table:style-name="ACOL-6"/>
        <table:table-column table:style-name="ACOL-1"/>
        <table:table-column table:style-name="ACOL-6" table:number-columns-repeated="4"/>
        <table:table-column table:style-name="ACOL-0" table:number-columns-repeated="7"/>
        <table:table-column table:style-name="ACOL-0" table:number-columns-repeated="237"/>
        <table:table-row table:style-name="AROW-0">
          <table:table-cell table:style-name="ACE-0" office:value-type="date" office:date-value="2015-03-27">
            <text:p>27/3/2015</text:p>
          </table:table-cell>
          <table:table-cell table:style-name="ACE-0" office:value-type="string">
            <text:p>Haag Centraal(Den)</text:p>
          </table:table-cell>
          <table:table-cell table:style-name="ACE-0" office:value-type="string">
            <text:p>Amsterdam Zuid</text:p>
          </table:table-cell>
          <table:table-cell table:style-name="ACE-3" office:value-type="float" office:value="5.9000000000000004">
            <text:p>5.90</text:p>
          </table:table-cell>
          <table:table-cell table:number-columns-repeated="2" table:style-name="ACE-5"/>
          <table:table-cell table:style-name="ACE-0"/>
          <table:table-cell table:style-name="ACE-9"/>
          <table:table-cell table:number-columns-repeated="8" table:style-name="ACE-0"/>
          <table:table-cell table:style-name="ACE-8"/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03-30">
            <text:p>30/3/2015</text:p>
          </table:table-cell>
          <table:table-cell table:style-name="ACE-0" office:value-type="string">
            <text:p>Delft</text:p>
          </table:table-cell>
          <table:table-cell table:style-name="ACE-0" office:value-type="string">
            <text:p>Haag Centraal(Den)</text:p>
          </table:table-cell>
          <table:table-cell table:style-name="ACE-3" office:value-type="float" office:value="1.3999999999999999">
            <text:p>1.40</text:p>
          </table:table-cell>
          <table:table-cell table:number-columns-repeated="2" table:style-name="ACE-5"/>
          <table:table-cell table:style-name="ACE-0"/>
          <table:table-cell table:style-name="ACE-9"/>
          <table:table-cell table:number-columns-repeated="8" table:style-name="ACE-0"/>
          <table:table-cell table:style-name="ACE-8"/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03-31">
            <text:p>31/3/2015</text:p>
          </table:table-cell>
          <table:table-cell table:style-name="ACE-0" office:value-type="string">
            <text:p>Haag Centraal(Den)</text:p>
          </table:table-cell>
          <table:table-cell table:style-name="ACE-0" office:value-type="string">
            <text:p>Amersfoort</text:p>
          </table:table-cell>
          <table:table-cell table:style-name="ACE-3" office:value-type="float" office:value="8.5">
            <text:p>8.50</text:p>
          </table:table-cell>
          <table:table-cell table:number-columns-repeated="2" table:style-name="ACE-5"/>
          <table:table-cell table:style-name="ACE-0"/>
          <table:table-cell table:style-name="ACE-9"/>
          <table:table-cell table:number-columns-repeated="8" table:style-name="ACE-0"/>
          <table:table-cell table:style-name="ACE-8"/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03-31">
            <text:p>31/3/2015</text:p>
          </table:table-cell>
          <table:table-cell table:style-name="ACE-0" office:value-type="string">
            <text:p>Amersfoort. Station Amersfoort</text:p>
          </table:table-cell>
          <table:table-cell table:style-name="ACE-0" office:value-type="string">
            <text:p>Ede. Station Ede-Wageningen</text:p>
          </table:table-cell>
          <table:table-cell table:style-name="ACE-3" office:value-type="float" office:value="6.5300000000000002">
            <text:p>6.53</text:p>
          </table:table-cell>
          <table:table-cell table:number-columns-repeated="2" table:style-name="ACE-5"/>
          <table:table-cell table:style-name="ACE-0"/>
          <table:table-cell table:style-name="ACE-9"/>
          <table:table-cell table:number-columns-repeated="8" table:style-name="ACE-0"/>
          <table:table-cell table:style-name="ACE-8"/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04-02">
            <text:p>2/4/2015</text:p>
          </table:table-cell>
          <table:table-cell table:style-name="ACE-0" office:value-type="string">
            <text:p>Ede-Wageningen</text:p>
          </table:table-cell>
          <table:table-cell table:style-name="ACE-0" office:value-type="string">
            <text:p>Haag Centraal(Den)</text:p>
          </table:table-cell>
          <table:table-cell table:style-name="ACE-3" office:value-type="float" office:value="10">
            <text:p>10.00</text:p>
          </table:table-cell>
          <table:table-cell table:number-columns-repeated="2" table:style-name="ACE-5"/>
          <table:table-cell table:style-name="ACE-0"/>
          <table:table-cell table:style-name="ACE-9"/>
          <table:table-cell table:number-columns-repeated="8" table:style-name="ACE-0"/>
          <table:table-cell table:style-name="ACE-8"/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04-03">
            <text:p>3/4/2015</text:p>
          </table:table-cell>
          <table:table-cell table:style-name="ACE-0" office:value-type="string">
            <text:p>Boskoop</text:p>
          </table:table-cell>
          <table:table-cell table:style-name="ACE-0" office:value-type="string">
            <text:p>Haag Centraal(Den)</text:p>
          </table:table-cell>
          <table:table-cell table:style-name="ACE-3" office:value-type="float" office:value="4.0999999999999996">
            <text:p>4.10</text:p>
          </table:table-cell>
          <table:table-cell table:number-columns-repeated="2" table:style-name="ACE-5"/>
          <table:table-cell table:style-name="ACE-0"/>
          <table:table-cell table:style-name="ACE-9"/>
          <table:table-cell table:number-columns-repeated="8" table:style-name="ACE-0"/>
          <table:table-cell table:style-name="ACE-8"/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04-03">
            <text:p>3/4/2015</text:p>
          </table:table-cell>
          <table:table-cell table:style-name="ACE-0" office:value-type="string">
            <text:p>Haag Centraal(Den)</text:p>
          </table:table-cell>
          <table:table-cell table:style-name="ACE-0" office:value-type="string">
            <text:p>Utrecht Centraal</text:p>
          </table:table-cell>
          <table:table-cell table:style-name="ACE-3" office:value-type="float" office:value="6.4000000000000004">
            <text:p>6.40</text:p>
          </table:table-cell>
          <table:table-cell table:number-columns-repeated="2" table:style-name="ACE-5"/>
          <table:table-cell table:style-name="ACE-0"/>
          <table:table-cell table:style-name="ACE-9"/>
          <table:table-cell table:number-columns-repeated="8" table:style-name="ACE-0"/>
          <table:table-cell table:style-name="ACE-8"/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04-06">
            <text:p>6/4/2015</text:p>
          </table:table-cell>
          <table:table-cell table:style-name="ACE-0" office:value-type="string">
            <text:p>Utrecht Centraal</text:p>
          </table:table-cell>
          <table:table-cell table:style-name="ACE-0" office:value-type="string">
            <text:p>Haag Centraal(Den)</text:p>
          </table:table-cell>
          <table:table-cell table:style-name="ACE-3" office:value-type="float" office:value="6.4000000000000004">
            <text:p>6.40</text:p>
          </table:table-cell>
          <table:table-cell table:number-columns-repeated="2" table:style-name="ACE-5"/>
          <table:table-cell table:style-name="ACE-0"/>
          <table:table-cell table:style-name="ACE-9"/>
          <table:table-cell table:number-columns-repeated="8" table:style-name="ACE-0"/>
          <table:table-cell table:style-name="ACE-8"/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04-07">
            <text:p>7/4/2015</text:p>
          </table:table-cell>
          <table:table-cell table:style-name="ACE-0" office:value-type="string">
            <text:p>Delft</text:p>
          </table:table-cell>
          <table:table-cell table:style-name="ACE-0" office:value-type="string">
            <text:p>Amsterdam Centraal</text:p>
          </table:table-cell>
          <table:table-cell table:style-name="ACE-3" office:value-type="float" office:value="7.5999999999999996">
            <text:p>7.60</text:p>
          </table:table-cell>
          <table:table-cell table:number-columns-repeated="2" table:style-name="ACE-5"/>
          <table:table-cell table:style-name="ACE-0"/>
          <table:table-cell table:style-name="ACE-9"/>
          <table:table-cell table:number-columns-repeated="8" table:style-name="ACE-0"/>
          <table:table-cell table:style-name="ACE-8"/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04-09">
            <text:p>9/4/2015</text:p>
          </table:table-cell>
          <table:table-cell table:style-name="ACE-0" office:value-type="string">
            <text:p>Haag Centraal(Den)</text:p>
          </table:table-cell>
          <table:table-cell table:style-name="ACE-0" office:value-type="string">
            <text:p>Delft</text:p>
          </table:table-cell>
          <table:table-cell table:style-name="ACE-3" office:value-type="float" office:value="1.3999999999999999">
            <text:p>1.40</text:p>
          </table:table-cell>
          <table:table-cell table:number-columns-repeated="2" table:style-name="ACE-5"/>
          <table:table-cell table:style-name="ACE-0"/>
          <table:table-cell table:style-name="ACE-9"/>
          <table:table-cell table:number-columns-repeated="8" table:style-name="ACE-0"/>
          <table:table-cell table:style-name="ACE-8"/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04-13">
            <text:p>13/4/2015</text:p>
          </table:table-cell>
          <table:table-cell table:style-name="ACE-0" office:value-type="string">
            <text:p>Haag Centraal(Den)</text:p>
          </table:table-cell>
          <table:table-cell table:style-name="ACE-0" office:value-type="string">
            <text:p>Maastricht</text:p>
          </table:table-cell>
          <table:table-cell table:style-name="ACE-3" office:value-type="float" office:value="15.1">
            <text:p>15.10</text:p>
          </table:table-cell>
          <table:table-cell table:number-columns-repeated="2" table:style-name="ACE-5"/>
          <table:table-cell table:style-name="ACE-0"/>
          <table:table-cell table:style-name="ACE-9"/>
          <table:table-cell table:number-columns-repeated="8" table:style-name="ACE-0"/>
          <table:table-cell table:style-name="ACE-8"/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04-16">
            <text:p>16/4/2015</text:p>
          </table:table-cell>
          <table:table-cell table:style-name="ACE-0" office:value-type="string">
            <text:p>Maastricht</text:p>
          </table:table-cell>
          <table:table-cell table:style-name="ACE-0" office:value-type="string">
            <text:p>Haag Centraal(Den)</text:p>
          </table:table-cell>
          <table:table-cell table:style-name="ACE-3" office:value-type="float" office:value="15.1">
            <text:p>15.10</text:p>
          </table:table-cell>
          <table:table-cell table:number-columns-repeated="2" table:style-name="ACE-5"/>
          <table:table-cell table:style-name="ACE-0"/>
          <table:table-cell table:style-name="ACE-9"/>
          <table:table-cell table:number-columns-repeated="8" table:style-name="ACE-0"/>
          <table:table-cell table:style-name="ACE-8"/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04-17">
            <text:p>17/4/2015</text:p>
          </table:table-cell>
          <table:table-cell table:style-name="ACE-0" office:value-type="string">
            <text:p>Haag Centraal(Den)</text:p>
          </table:table-cell>
          <table:table-cell table:style-name="ACE-0" office:value-type="string">
            <text:p>Ede-Wageningen</text:p>
          </table:table-cell>
          <table:table-cell table:style-name="ACE-3" office:value-type="float" office:value="10">
            <text:p>10.00</text:p>
          </table:table-cell>
          <table:table-cell table:number-columns-repeated="2" table:style-name="ACE-5"/>
          <table:table-cell table:style-name="ACE-0"/>
          <table:table-cell table:style-name="ACE-9"/>
          <table:table-cell table:number-columns-repeated="8" table:style-name="ACE-0"/>
          <table:table-cell table:style-name="ACE-8"/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04-22">
            <text:p>22/4/2015</text:p>
          </table:table-cell>
          <table:table-cell table:style-name="ACE-0" office:value-type="string">
            <text:p>Haag Centraal(Den)</text:p>
          </table:table-cell>
          <table:table-cell table:style-name="ACE-0" office:value-type="string">
            <text:p>Maastricht</text:p>
          </table:table-cell>
          <table:table-cell table:style-name="ACE-3" office:value-type="float" office:value="15.1">
            <text:p>15.10</text:p>
          </table:table-cell>
          <table:table-cell table:number-columns-repeated="2" table:style-name="ACE-5"/>
          <table:table-cell table:style-name="ACE-0"/>
          <table:table-cell table:style-name="ACE-9"/>
          <table:table-cell table:number-columns-repeated="8" table:style-name="ACE-0"/>
          <table:table-cell table:style-name="ACE-8"/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04-24">
            <text:p>24/4/2015</text:p>
          </table:table-cell>
          <table:table-cell table:style-name="ACE-0" office:value-type="string">
            <text:p>Maastricht</text:p>
          </table:table-cell>
          <table:table-cell table:style-name="ACE-0" office:value-type="string">
            <text:p>Haag Centraal(Den)</text:p>
          </table:table-cell>
          <table:table-cell table:style-name="ACE-3" office:value-type="float" office:value="15.1">
            <text:p>15.10</text:p>
          </table:table-cell>
          <table:table-cell table:number-columns-repeated="2" table:style-name="ACE-5"/>
          <table:table-cell table:style-name="ACE-0"/>
          <table:table-cell table:style-name="ACE-9"/>
          <table:table-cell table:number-columns-repeated="8" table:style-name="ACE-0"/>
          <table:table-cell table:style-name="ACE-8"/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04-24">
            <text:p>24/4/2015</text:p>
          </table:table-cell>
          <table:table-cell table:style-name="ACE-0" office:value-type="string">
            <text:p>Haag Centraal(Den)</text:p>
          </table:table-cell>
          <table:table-cell table:style-name="ACE-0" office:value-type="string">
            <text:p>Amsterdam Centraal</text:p>
          </table:table-cell>
          <table:table-cell table:style-name="ACE-3" office:value-type="float" office:value="6.7000000000000002">
            <text:p>6.70</text:p>
          </table:table-cell>
          <table:table-cell table:number-columns-repeated="2" table:style-name="ACE-5"/>
          <table:table-cell table:style-name="ACE-0"/>
          <table:table-cell table:style-name="ACE-9"/>
          <table:table-cell table:number-columns-repeated="8" table:style-name="ACE-0"/>
          <table:table-cell table:style-name="ACE-8"/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04-28">
            <text:p>28/4/2015</text:p>
          </table:table-cell>
          <table:table-cell table:style-name="ACE-0" office:value-type="string">
            <text:p>Delft</text:p>
          </table:table-cell>
          <table:table-cell table:style-name="ACE-0" office:value-type="string">
            <text:p>Haag Centraal(Den)</text:p>
          </table:table-cell>
          <table:table-cell table:style-name="ACE-3" office:value-type="float" office:value="1.3999999999999999">
            <text:p>1.40</text:p>
          </table:table-cell>
          <table:table-cell table:number-columns-repeated="2" table:style-name="ACE-5"/>
          <table:table-cell table:style-name="ACE-0"/>
          <table:table-cell table:style-name="ACE-9"/>
          <table:table-cell table:number-columns-repeated="8" table:style-name="ACE-0"/>
          <table:table-cell table:style-name="ACE-8"/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05-03">
            <text:p>3/5/2015</text:p>
          </table:table-cell>
          <table:table-cell table:style-name="ACE-0" office:value-type="string">
            <text:p>Haag Centraal(Den)</text:p>
          </table:table-cell>
          <table:table-cell table:style-name="ACE-0" office:value-type="string">
            <text:p>Utrecht Centraal</text:p>
          </table:table-cell>
          <table:table-cell table:style-name="ACE-3" office:value-type="float" office:value="6.4000000000000004">
            <text:p>6.40</text:p>
          </table:table-cell>
          <table:table-cell table:number-columns-repeated="2" table:style-name="ACE-5"/>
          <table:table-cell table:style-name="ACE-0"/>
          <table:table-cell table:style-name="ACE-9"/>
          <table:table-cell table:number-columns-repeated="8" table:style-name="ACE-0"/>
          <table:table-cell table:style-name="ACE-8"/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05-03">
            <text:p>3/5/2015</text:p>
          </table:table-cell>
          <table:table-cell table:style-name="ACE-0" office:value-type="string">
            <text:p>Utrecht Centraal</text:p>
          </table:table-cell>
          <table:table-cell table:style-name="ACE-0" office:value-type="string">
            <text:p>Haag Centraal(Den)</text:p>
          </table:table-cell>
          <table:table-cell table:style-name="ACE-3" office:value-type="float" office:value="6.4000000000000004">
            <text:p>6.40</text:p>
          </table:table-cell>
          <table:table-cell table:number-columns-repeated="2" table:style-name="ACE-5"/>
          <table:table-cell table:style-name="ACE-0"/>
          <table:table-cell table:style-name="ACE-9"/>
          <table:table-cell table:number-columns-repeated="8" table:style-name="ACE-0"/>
          <table:table-cell table:style-name="ACE-8"/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05-06">
            <text:p>6/5/2015</text:p>
          </table:table-cell>
          <table:table-cell table:style-name="ACE-0" office:value-type="string">
            <text:p>Haag Centraal(Den)</text:p>
          </table:table-cell>
          <table:table-cell table:style-name="ACE-0" office:value-type="string">
            <text:p>Delft Zuid</text:p>
          </table:table-cell>
          <table:table-cell table:style-name="ACE-3" office:value-type="float" office:value="1.3999999999999999">
            <text:p>1.40</text:p>
          </table:table-cell>
          <table:table-cell table:number-columns-repeated="2" table:style-name="ACE-5"/>
          <table:table-cell table:style-name="ACE-0"/>
          <table:table-cell table:style-name="ACE-9"/>
          <table:table-cell table:number-columns-repeated="8" table:style-name="ACE-0"/>
          <table:table-cell table:style-name="ACE-8"/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05-06">
            <text:p>6/5/2015</text:p>
          </table:table-cell>
          <table:table-cell table:style-name="ACE-0" office:value-type="string">
            <text:p>Delft Zuid</text:p>
          </table:table-cell>
          <table:table-cell table:style-name="ACE-0" office:value-type="string">
            <text:p>Haag Centraal(Den)</text:p>
          </table:table-cell>
          <table:table-cell table:style-name="ACE-3" office:value-type="float" office:value="0.90000000000000002">
            <text:p>0.90</text:p>
          </table:table-cell>
          <table:table-cell table:number-columns-repeated="2" table:style-name="ACE-5"/>
          <table:table-cell table:style-name="ACE-0"/>
          <table:table-cell table:style-name="ACE-9"/>
          <table:table-cell table:number-columns-repeated="8" table:style-name="ACE-0"/>
          <table:table-cell table:style-name="ACE-8"/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05-06">
            <text:p>6/5/2015</text:p>
          </table:table-cell>
          <table:table-cell table:style-name="ACE-0" office:value-type="string">
            <text:p>Haag Centraal(Den)</text:p>
          </table:table-cell>
          <table:table-cell table:style-name="ACE-0" office:value-type="string">
            <text:p>Utrecht Centraal</text:p>
          </table:table-cell>
          <table:table-cell table:style-name="ACE-3" office:value-type="float" office:value="10.699999999999999">
            <text:p>10.70</text:p>
          </table:table-cell>
          <table:table-cell table:number-columns-repeated="2" table:style-name="ACE-5"/>
          <table:table-cell table:style-name="ACE-0"/>
          <table:table-cell table:style-name="ACE-9"/>
          <table:table-cell table:number-columns-repeated="8" table:style-name="ACE-0"/>
          <table:table-cell table:style-name="ACE-8"/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05-06">
            <text:p>6/5/2015</text:p>
          </table:table-cell>
          <table:table-cell table:style-name="ACE-0" office:value-type="string">
            <text:p>Utrecht Centraal</text:p>
          </table:table-cell>
          <table:table-cell table:style-name="ACE-0" office:value-type="string">
            <text:p>Haag Centraal(Den)</text:p>
          </table:table-cell>
          <table:table-cell table:style-name="ACE-3" office:value-type="float" office:value="6.4000000000000004">
            <text:p>6.40</text:p>
          </table:table-cell>
          <table:table-cell table:number-columns-repeated="2" table:style-name="ACE-5"/>
          <table:table-cell table:style-name="ACE-0"/>
          <table:table-cell table:style-name="ACE-9"/>
          <table:table-cell table:number-columns-repeated="8" table:style-name="ACE-0"/>
          <table:table-cell table:style-name="ACE-8"/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05-07">
            <text:p>7/5/2015</text:p>
          </table:table-cell>
          <table:table-cell table:style-name="ACE-0" office:value-type="string">
            <text:p>Haag Centraal(Den)</text:p>
          </table:table-cell>
          <table:table-cell table:style-name="ACE-0" office:value-type="string">
            <text:p>Schiphol</text:p>
          </table:table-cell>
          <table:table-cell table:style-name="ACE-3" office:value-type="float" office:value="4.9000000000000004">
            <text:p>4.90</text:p>
          </table:table-cell>
          <table:table-cell table:number-columns-repeated="2" table:style-name="ACE-5"/>
          <table:table-cell table:style-name="ACE-0"/>
          <table:table-cell table:style-name="ACE-9"/>
          <table:table-cell table:number-columns-repeated="8" table:style-name="ACE-0"/>
          <table:table-cell table:style-name="ACE-8"/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05-14">
            <text:p>14/5/2015</text:p>
          </table:table-cell>
          <table:table-cell table:style-name="ACE-0" office:value-type="string">
            <text:p>Schiphol</text:p>
          </table:table-cell>
          <table:table-cell table:style-name="ACE-0" office:value-type="string">
            <text:p>Haag Centraal(Den)</text:p>
          </table:table-cell>
          <table:table-cell table:style-name="ACE-3" office:value-type="float" office:value="4.9000000000000004">
            <text:p>4.90</text:p>
          </table:table-cell>
          <table:table-cell table:number-columns-repeated="2" table:style-name="ACE-5"/>
          <table:table-cell table:style-name="ACE-0"/>
          <table:table-cell table:style-name="ACE-9"/>
          <table:table-cell table:number-columns-repeated="8" table:style-name="ACE-0"/>
          <table:table-cell table:style-name="ACE-8"/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05-23">
            <text:p>23/5/2015</text:p>
          </table:table-cell>
          <table:table-cell table:style-name="ACE-0" office:value-type="string">
            <text:p>Amsterdam Zuid</text:p>
          </table:table-cell>
          <table:table-cell table:style-name="ACE-0" office:value-type="string">
            <text:p>Haag Centraal(Den)</text:p>
          </table:table-cell>
          <table:table-cell table:style-name="ACE-3" office:value-type="float" office:value="5.9000000000000004">
            <text:p>5.90</text:p>
          </table:table-cell>
          <table:table-cell table:number-columns-repeated="2" table:style-name="ACE-5"/>
          <table:table-cell table:style-name="ACE-0"/>
          <table:table-cell table:style-name="ACE-9"/>
          <table:table-cell table:number-columns-repeated="8" table:style-name="ACE-0"/>
          <table:table-cell table:style-name="ACE-8"/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05-23">
            <text:p>23/5/2015</text:p>
          </table:table-cell>
          <table:table-cell table:style-name="ACE-0" office:value-type="string">
            <text:p>Haag Centraal(Den)</text:p>
          </table:table-cell>
          <table:table-cell table:style-name="ACE-0" office:value-type="string">
            <text:p>Maastricht</text:p>
          </table:table-cell>
          <table:table-cell table:style-name="ACE-3" office:value-type="float" office:value="9.5">
            <text:p>9.50</text:p>
          </table:table-cell>
          <table:table-cell table:number-columns-repeated="2" table:style-name="ACE-5"/>
          <table:table-cell table:style-name="ACE-0"/>
          <table:table-cell table:style-name="ACE-9"/>
          <table:table-cell table:number-columns-repeated="8" table:style-name="ACE-0"/>
          <table:table-cell table:style-name="ACE-8"/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05-29">
            <text:p>29/5/2015</text:p>
          </table:table-cell>
          <table:table-cell table:style-name="ACE-0" office:value-type="string">
            <text:p>Maastricht</text:p>
          </table:table-cell>
          <table:table-cell table:style-name="ACE-0" office:value-type="string">
            <text:p>Haag Centraal(Den)</text:p>
          </table:table-cell>
          <table:table-cell table:style-name="ACE-3" office:value-type="float" office:value="15.1">
            <text:p>15.10</text:p>
          </table:table-cell>
          <table:table-cell table:number-columns-repeated="2" table:style-name="ACE-5"/>
          <table:table-cell table:style-name="ACE-0"/>
          <table:table-cell table:style-name="ACE-9"/>
          <table:table-cell table:number-columns-repeated="8" table:style-name="ACE-0"/>
          <table:table-cell table:style-name="ACE-8"/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05-29">
            <text:p>29/5/2015</text:p>
          </table:table-cell>
          <table:table-cell table:style-name="ACE-0" office:value-type="string">
            <text:p>Haag Centraal(Den)</text:p>
          </table:table-cell>
          <table:table-cell table:style-name="ACE-0" office:value-type="string">
            <text:p>Schiphol</text:p>
          </table:table-cell>
          <table:table-cell table:style-name="ACE-3" office:value-type="float" office:value="4.9000000000000004">
            <text:p>4.90</text:p>
          </table:table-cell>
          <table:table-cell table:number-columns-repeated="2" table:style-name="ACE-5"/>
          <table:table-cell table:style-name="ACE-0"/>
          <table:table-cell table:style-name="ACE-9"/>
          <table:table-cell table:number-columns-repeated="8" table:style-name="ACE-0"/>
          <table:table-cell table:style-name="ACE-8"/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1" office:value-type="date" office:date-value="2015-07-14">
            <text:p>14/7/15</text:p>
          </table:table-cell>
          <table:table-cell table:style-name="ACE-0" office:value-type="string">
            <text:p>Schiphol</text:p>
          </table:table-cell>
          <table:table-cell table:style-name="ACE-0" office:value-type="string">
            <text:p>Den Haag Centraal</text:p>
          </table:table-cell>
          <table:table-cell table:style-name="ACE-3" office:value-type="float" office:value="4.9000000000000004">
            <text:p>4.90</text:p>
          </table:table-cell>
          <table:table-cell table:number-columns-repeated="2" table:style-name="ACE-5"/>
          <table:table-cell table:style-name="ACE-0"/>
          <table:table-cell table:style-name="ACE-9"/>
          <table:table-cell table:number-columns-repeated="8" table:style-name="ACE-0"/>
          <table:table-cell table:style-name="ACE-8"/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1" office:value-type="date" office:date-value="2015-07-15">
            <text:p>15/7/15</text:p>
          </table:table-cell>
          <table:table-cell table:style-name="ACE-0" office:value-type="string">
            <text:p>Den Haag Centraal</text:p>
          </table:table-cell>
          <table:table-cell table:style-name="ACE-0" office:value-type="string">
            <text:p>Haarlem</text:p>
          </table:table-cell>
          <table:table-cell table:style-name="ACE-3" office:value-type="float" office:value="4.9000000000000004">
            <text:p>4.90</text:p>
          </table:table-cell>
          <table:table-cell table:number-columns-repeated="2" table:style-name="ACE-5"/>
          <table:table-cell table:style-name="ACE-0"/>
          <table:table-cell table:style-name="ACE-9"/>
          <table:table-cell table:number-columns-repeated="8" table:style-name="ACE-0"/>
          <table:table-cell table:style-name="ACE-8"/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1" office:value-type="date" office:date-value="2015-07-15">
            <text:p>15/7/15</text:p>
          </table:table-cell>
          <table:table-cell table:style-name="ACE-0" office:value-type="string">
            <text:p>Haarlem</text:p>
          </table:table-cell>
          <table:table-cell table:style-name="ACE-0" office:value-type="string">
            <text:p>Den Haag Centraal</text:p>
          </table:table-cell>
          <table:table-cell table:style-name="ACE-3" office:value-type="float" office:value="4.9000000000000004">
            <text:p>4.90</text:p>
          </table:table-cell>
          <table:table-cell table:number-columns-repeated="2" table:style-name="ACE-5"/>
          <table:table-cell table:style-name="ACE-0"/>
          <table:table-cell table:style-name="ACE-9"/>
          <table:table-cell table:number-columns-repeated="8" table:style-name="ACE-0"/>
          <table:table-cell table:style-name="ACE-8"/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1" office:value-type="date" office:date-value="2015-07-20">
            <text:p>20/7/15</text:p>
          </table:table-cell>
          <table:table-cell table:style-name="ACE-0" office:value-type="string">
            <text:p>Den Haag Centraal</text:p>
          </table:table-cell>
          <table:table-cell table:style-name="ACE-0" office:value-type="string">
            <text:p>Amsterdam Zuid</text:p>
          </table:table-cell>
          <table:table-cell table:style-name="ACE-3" office:value-type="float" office:value="9.9000000000000004">
            <text:p>9.90</text:p>
          </table:table-cell>
          <table:table-cell table:number-columns-repeated="2" table:style-name="ACE-5"/>
          <table:table-cell table:style-name="ACE-0"/>
          <table:table-cell table:style-name="ACE-9"/>
          <table:table-cell table:number-columns-repeated="8" table:style-name="ACE-0"/>
          <table:table-cell table:style-name="ACE-8"/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1" office:value-type="date" office:date-value="2015-07-24">
            <text:p>24/7/15</text:p>
          </table:table-cell>
          <table:table-cell table:style-name="ACE-0" office:value-type="string">
            <text:p>Den Haag Centraal</text:p>
          </table:table-cell>
          <table:table-cell table:style-name="ACE-0" office:value-type="string">
            <text:p>Utrecht Centraal</text:p>
          </table:table-cell>
          <table:table-cell table:style-name="ACE-3" office:value-type="float" office:value="10.699999999999999">
            <text:p>10.70</text:p>
          </table:table-cell>
          <table:table-cell table:number-columns-repeated="2" table:style-name="ACE-5"/>
          <table:table-cell table:style-name="ACE-0"/>
          <table:table-cell table:style-name="ACE-9"/>
          <table:table-cell table:number-columns-repeated="8" table:style-name="ACE-0"/>
          <table:table-cell table:style-name="ACE-8"/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1" office:value-type="date" office:date-value="2015-07-24">
            <text:p>24/7/15</text:p>
          </table:table-cell>
          <table:table-cell table:style-name="ACE-0" office:value-type="string">
            <text:p>Utrecht Centraal</text:p>
          </table:table-cell>
          <table:table-cell table:style-name="ACE-0" office:value-type="string">
            <text:p>Den Haag Centraal</text:p>
          </table:table-cell>
          <table:table-cell table:style-name="ACE-3" office:value-type="float" office:value="6.4000000000000004">
            <text:p>6.40</text:p>
          </table:table-cell>
          <table:table-cell table:number-columns-repeated="2" table:style-name="ACE-5"/>
          <table:table-cell table:style-name="ACE-0"/>
          <table:table-cell table:style-name="ACE-9"/>
          <table:table-cell table:number-columns-repeated="8" table:style-name="ACE-0"/>
          <table:table-cell table:style-name="ACE-8"/>
          <table:table-cell table:number-columns-repeated="235" table:style-name="ACE-0"/>
          <table:table-cell table:number-columns-repeated="4" table:style-name="Gnumeric-default"/>
        </table:table-row>
        <table:table-row table:style-name="AROW-0">
          <table:table-cell table:style-name="ACE-1" office:value-type="date" office:date-value="2015-08-04">
            <text:p>4/8/15</text:p>
          </table:table-cell>
          <table:table-cell table:style-name="ACE-0" office:value-type="string">
            <text:p>Haag Centraal(Den)</text:p>
          </table:table-cell>
          <table:table-cell table:style-name="ACE-0" office:value-type="string">
            <text:p>Schiphol</text:p>
          </table:table-cell>
          <table:table-cell table:style-name="ACE-3" office:value-type="float" office:value="8.1999999999999993">
            <text:p>8.2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36]" office:value-type="date" office:date-value="2015-08-04">
            <text:p>2015-08-04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36]" office:value-type="string" office:string-value="Haag Centraal(Den)">
            <text:p>Haag Centraal(Den)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36]" office:value-type="string" office:string-value="Schiphol">
            <text:p>Schiphol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36]" office:value-type="float" office:value="8.1999999999999993">
            <text:p>8.2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1" office:value-type="date" office:date-value="2015-08-04">
            <text:p>4/8/15</text:p>
          </table:table-cell>
          <table:table-cell table:style-name="ACE-0" office:value-type="string">
            <text:p>Schiphol</text:p>
          </table:table-cell>
          <table:table-cell table:style-name="ACE-0" office:value-type="string">
            <text:p>Haag Centraal(Den)</text:p>
          </table:table-cell>
          <table:table-cell table:style-name="ACE-3" office:value-type="float" office:value="4.9000000000000004">
            <text:p>4.9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37]" office:value-type="date" office:date-value="2015-08-04">
            <text:p>2015-08-04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37]" office:value-type="string" office:string-value="Schiphol">
            <text:p>Schiphol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37]" office:value-type="string" office:string-value="Haag Centraal(Den)">
            <text:p>Haag Centraal(Den)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37]" office:value-type="float" office:value="4.9000000000000004">
            <text:p>4.9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1" office:value-type="date" office:date-value="2015-08-04">
            <text:p>4/8/15</text:p>
          </table:table-cell>
          <table:table-cell table:style-name="ACE-0" office:value-type="string">
            <text:p>Haag Centraal(Den)</text:p>
          </table:table-cell>
          <table:table-cell table:style-name="ACE-0" office:value-type="string">
            <text:p>Amsterdam Bijlmer ArenA</text:p>
          </table:table-cell>
          <table:table-cell table:style-name="ACE-3" office:value-type="float" office:value="6.5">
            <text:p>6.5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38]" office:value-type="date" office:date-value="2015-08-04">
            <text:p>2015-08-04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38]" office:value-type="string" office:string-value="Haag Centraal(Den)">
            <text:p>Haag Centraal(Den)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38]" office:value-type="string" office:string-value="Amsterdam Bijlmer ArenA">
            <text:p>Amsterdam Bijlmer ArenA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38]" office:value-type="float" office:value="6.5">
            <text:p>6.5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1" office:value-type="date" office:date-value="2015-08-04">
            <text:p>4/8/15</text:p>
          </table:table-cell>
          <table:table-cell table:style-name="ACE-0" office:value-type="string">
            <text:p>Amsterdam Bijlmer ArenA</text:p>
          </table:table-cell>
          <table:table-cell table:style-name="ACE-0" office:value-type="string">
            <text:p>Haag Centraal(Den)</text:p>
          </table:table-cell>
          <table:table-cell table:style-name="ACE-3" office:value-type="float" office:value="6.5">
            <text:p>6.5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39]" office:value-type="date" office:date-value="2015-08-04">
            <text:p>2015-08-04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39]" office:value-type="string" office:string-value="Amsterdam Bijlmer ArenA">
            <text:p>Amsterdam Bijlmer ArenA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39]" office:value-type="string" office:string-value="Haag Centraal(Den)">
            <text:p>Haag Centraal(Den)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39]" office:value-type="float" office:value="6.5">
            <text:p>6.5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1" office:value-type="date" office:date-value="2015-08-10">
            <text:p>10/8/15</text:p>
          </table:table-cell>
          <table:table-cell table:style-name="ACE-0" office:value-type="string">
            <text:p>Haag Centraal(Den)</text:p>
          </table:table-cell>
          <table:table-cell table:style-name="ACE-0" office:value-type="string">
            <text:p>Utrecht Centraal</text:p>
          </table:table-cell>
          <table:table-cell table:style-name="ACE-3" office:value-type="float" office:value="10.699999999999999">
            <text:p>10.7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40]" office:value-type="date" office:date-value="2015-08-10">
            <text:p>2015-08-10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40]" office:value-type="string" office:string-value="Haag Centraal(Den)">
            <text:p>Haag Centraal(Den)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40]" office:value-type="string" office:string-value="Utrecht Centraal">
            <text:p>Utrecht Centraal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40]" office:value-type="float" office:value="10.699999999999999">
            <text:p>10.7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1" office:value-type="date" office:date-value="2015-08-10">
            <text:p>10/8/15</text:p>
          </table:table-cell>
          <table:table-cell table:style-name="ACE-0" office:value-type="string">
            <text:p>Utrecht Centraal</text:p>
          </table:table-cell>
          <table:table-cell table:style-name="ACE-0" office:value-type="string">
            <text:p>Haag Centraal(Den)</text:p>
          </table:table-cell>
          <table:table-cell table:style-name="ACE-3" office:value-type="float" office:value="6.4000000000000004">
            <text:p>6.4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41]" office:value-type="date" office:date-value="2015-08-10">
            <text:p>2015-08-10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41]" office:value-type="string" office:string-value="Utrecht Centraal">
            <text:p>Utrecht Centraal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41]" office:value-type="string" office:string-value="Haag Centraal(Den)">
            <text:p>Haag Centraal(Den)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41]" office:value-type="float" office:value="6.4000000000000004">
            <text:p>6.4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1" office:value-type="date" office:date-value="2015-08-12">
            <text:p>12/8/15</text:p>
          </table:table-cell>
          <table:table-cell table:style-name="ACE-0" office:value-type="string">
            <text:p>Haag Centraal(Den)</text:p>
          </table:table-cell>
          <table:table-cell table:style-name="ACE-0" office:value-type="string">
            <text:p>Amsterdam Zuid</text:p>
          </table:table-cell>
          <table:table-cell table:style-name="ACE-3" office:value-type="float" office:value="9.9000000000000004">
            <text:p>9.9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42]" office:value-type="date" office:date-value="2015-08-12">
            <text:p>2015-08-12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42]" office:value-type="string" office:string-value="Haag Centraal(Den)">
            <text:p>Haag Centraal(Den)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42]" office:value-type="string" office:string-value="Amsterdam Zuid">
            <text:p>Amsterdam Zuid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42]" office:value-type="float" office:value="9.9000000000000004">
            <text:p>9.9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1" office:value-type="date" office:date-value="2015-08-13">
            <text:p>13/8/15</text:p>
          </table:table-cell>
          <table:table-cell table:style-name="ACE-0" office:value-type="string">
            <text:p>Amsterdam Zuid</text:p>
          </table:table-cell>
          <table:table-cell table:style-name="ACE-0" office:value-type="string">
            <text:p>Utrecht Centraal</text:p>
          </table:table-cell>
          <table:table-cell table:style-name="ACE-3" office:value-type="float" office:value="4">
            <text:p>4.0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43]" office:value-type="date" office:date-value="2015-08-13">
            <text:p>2015-08-13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43]" office:value-type="string" office:string-value="Amsterdam Zuid">
            <text:p>Amsterdam Zuid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43]" office:value-type="string" office:string-value="Utrecht Centraal">
            <text:p>Utrecht Centraal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43]" office:value-type="float" office:value="4">
            <text:p>4.0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1" office:value-type="date" office:date-value="2015-08-14">
            <text:p>14/8/15</text:p>
          </table:table-cell>
          <table:table-cell table:style-name="ACE-0" office:value-type="string">
            <text:p>Utrecht Centraal</text:p>
          </table:table-cell>
          <table:table-cell table:style-name="ACE-0" office:value-type="string">
            <text:p>Amsterdam Zuid</text:p>
          </table:table-cell>
          <table:table-cell table:style-name="ACE-3" office:value-type="float" office:value="4">
            <text:p>4.0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44]" office:value-type="date" office:date-value="2015-08-14">
            <text:p>2015-08-14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44]" office:value-type="string" office:string-value="Utrecht Centraal">
            <text:p>Utrecht Centraal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44]" office:value-type="string" office:string-value="Amsterdam Zuid">
            <text:p>Amsterdam Zuid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44]" office:value-type="float" office:value="4">
            <text:p>4.0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1" office:value-type="date" office:date-value="2015-08-14">
            <text:p>14/8/15</text:p>
          </table:table-cell>
          <table:table-cell table:style-name="ACE-0" office:value-type="string">
            <text:p>Amsterdam Zuid</text:p>
          </table:table-cell>
          <table:table-cell table:style-name="ACE-0" office:value-type="string">
            <text:p>Schiphol</text:p>
          </table:table-cell>
          <table:table-cell table:style-name="ACE-3" office:value-type="float" office:value="2.7000000000000002">
            <text:p>2.7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45]" office:value-type="date" office:date-value="2015-08-14">
            <text:p>2015-08-14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45]" office:value-type="string" office:string-value="Amsterdam Zuid">
            <text:p>Amsterdam Zuid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45]" office:value-type="string" office:string-value="Schiphol">
            <text:p>Schiphol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45]" office:value-type="float" office:value="2.7000000000000002">
            <text:p>2.7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1" office:value-type="date" office:date-value="2015-08-19">
            <text:p>19/8/15</text:p>
          </table:table-cell>
          <table:table-cell table:style-name="ACE-0" office:value-type="string">
            <text:p>Haag Centraal(Den)</text:p>
          </table:table-cell>
          <table:table-cell table:style-name="ACE-0" office:value-type="string">
            <text:p>Amsterdam Amstel</text:p>
          </table:table-cell>
          <table:table-cell table:style-name="ACE-3" office:value-type="float" office:value="6.5">
            <text:p>6.5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46]" office:value-type="date" office:date-value="2015-08-19">
            <text:p>2015-08-19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46]" office:value-type="string" office:string-value="Haag Centraal(Den)">
            <text:p>Haag Centraal(Den)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46]" office:value-type="string" office:string-value="Amsterdam Amstel">
            <text:p>Amsterdam Amstel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46]" office:value-type="float" office:value="6.5">
            <text:p>6.5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1" office:value-type="date" office:date-value="2015-08-23">
            <text:p>23/8/15</text:p>
          </table:table-cell>
          <table:table-cell table:style-name="ACE-0" office:value-type="string">
            <text:p>Utrecht Centraal</text:p>
          </table:table-cell>
          <table:table-cell table:style-name="ACE-0" office:value-type="string">
            <text:p>Haag Centraal(Den)</text:p>
          </table:table-cell>
          <table:table-cell table:style-name="ACE-3" office:value-type="float" office:value="6.4000000000000004">
            <text:p>6.4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47]" office:value-type="date" office:date-value="2015-08-23">
            <text:p>2015-08-23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47]" office:value-type="string" office:string-value="Utrecht Centraal">
            <text:p>Utrecht Centraal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47]" office:value-type="string" office:string-value="Haag Centraal(Den)">
            <text:p>Haag Centraal(Den)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47]" office:value-type="float" office:value="6.4000000000000004">
            <text:p>6.4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1" office:value-type="date" office:date-value="2015-08-28">
            <text:p>28/8/15</text:p>
          </table:table-cell>
          <table:table-cell table:style-name="ACE-0" office:value-type="string">
            <text:p>Haag Centraal(Den)</text:p>
          </table:table-cell>
          <table:table-cell table:style-name="ACE-0" office:value-type="string">
            <text:p>Amsterdam Zuid</text:p>
          </table:table-cell>
          <table:table-cell table:style-name="ACE-3" office:value-type="float" office:value="5.9000000000000004">
            <text:p>5.9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48]" office:value-type="date" office:date-value="2015-08-28">
            <text:p>2015-08-28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48]" office:value-type="string" office:string-value="Haag Centraal(Den)">
            <text:p>Haag Centraal(Den)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48]" office:value-type="string" office:string-value="Amsterdam Zuid">
            <text:p>Amsterdam Zuid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48]" office:value-type="float" office:value="5.9000000000000004">
            <text:p>5.9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1" office:value-type="date" office:date-value="2015-08-30">
            <text:p>30/8/15</text:p>
          </table:table-cell>
          <table:table-cell table:style-name="ACE-0" office:value-type="string">
            <text:p>Amsterdam Zuid</text:p>
          </table:table-cell>
          <table:table-cell table:style-name="ACE-0" office:value-type="string">
            <text:p>Haag Centraal(Den)</text:p>
          </table:table-cell>
          <table:table-cell table:style-name="ACE-3" office:value-type="float" office:value="5.9000000000000004">
            <text:p>5.9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49]" office:value-type="date" office:date-value="2015-08-30">
            <text:p>2015-08-30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49]" office:value-type="string" office:string-value="Amsterdam Zuid">
            <text:p>Amsterdam Zuid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49]" office:value-type="string" office:string-value="Haag Centraal(Den)">
            <text:p>Haag Centraal(Den)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49]" office:value-type="float" office:value="5.9000000000000004">
            <text:p>5.9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09-01">
            <text:p>1/9/2015</text:p>
          </table:table-cell>
          <table:table-cell table:style-name="ACE-0" office:value-type="string">
            <text:p>Haag Centraal(Den)</text:p>
          </table:table-cell>
          <table:table-cell table:style-name="ACE-0" office:value-type="string">
            <text:p>Gouda</text:p>
          </table:table-cell>
          <table:table-cell table:style-name="ACE-3" office:value-type="float" office:value="3.2999999999999998">
            <text:p>3.30</text:p>
          </table:table-cell>
          <table:table-cell table:style-name="ACE-6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50]" office:value-type="date" office:date-value="2015-09-01">
            <text:p>2015-09-01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50]" office:value-type="string" office:string-value="Haag Centraal(Den)">
            <text:p>Haag Centraal(Den)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50]" office:value-type="string" office:string-value="Gouda">
            <text:p>Gouda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50]" office:value-type="float" office:value="3.2999999999999998">
            <text:p>3.3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09-01">
            <text:p>1/9/2015</text:p>
          </table:table-cell>
          <table:table-cell table:style-name="ACE-0" office:value-type="string">
            <text:p>Waddinxveen</text:p>
          </table:table-cell>
          <table:table-cell table:style-name="ACE-0" office:value-type="string">
            <text:p>Haag Centraal(Den)</text:p>
          </table:table-cell>
          <table:table-cell table:style-name="ACE-3" office:value-type="float" office:value="4.0999999999999996">
            <text:p>4.10</text:p>
          </table:table-cell>
          <table:table-cell table:style-name="ACE-6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51]" office:value-type="date" office:date-value="2015-09-01">
            <text:p>2015-09-01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51]" office:value-type="string" office:string-value="Waddinxveen">
            <text:p>Waddinxveen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51]" office:value-type="string" office:string-value="Haag Centraal(Den)">
            <text:p>Haag Centraal(Den)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51]" office:value-type="float" office:value="4.0999999999999996">
            <text:p>4.1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09-05">
            <text:p>5/9/2015</text:p>
          </table:table-cell>
          <table:table-cell table:style-name="ACE-0" office:value-type="string">
            <text:p>Haag Centraal(Den)</text:p>
          </table:table-cell>
          <table:table-cell table:style-name="ACE-0" office:value-type="string">
            <text:p>Amsterdam Centraal</text:p>
          </table:table-cell>
          <table:table-cell table:style-name="ACE-3" office:value-type="float" office:value="6.7000000000000002">
            <text:p>6.70</text:p>
          </table:table-cell>
          <table:table-cell table:style-name="ACE-6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52]" office:value-type="date" office:date-value="2015-09-05">
            <text:p>2015-09-05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52]" office:value-type="string" office:string-value="Haag Centraal(Den)">
            <text:p>Haag Centraal(Den)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52]" office:value-type="string" office:string-value="Amsterdam Centraal">
            <text:p>Amsterdam Centraal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52]" office:value-type="float" office:value="6.7000000000000002">
            <text:p>6.7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09-06">
            <text:p>6/9/2015</text:p>
          </table:table-cell>
          <table:table-cell table:style-name="ACE-0" office:value-type="string">
            <text:p>Schiphol</text:p>
          </table:table-cell>
          <table:table-cell table:style-name="ACE-0" office:value-type="string">
            <text:p>Haag Centraal(Den)</text:p>
          </table:table-cell>
          <table:table-cell table:style-name="ACE-3" office:value-type="float" office:value="4.9000000000000004">
            <text:p>4.90</text:p>
          </table:table-cell>
          <table:table-cell table:style-name="ACE-6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53]" office:value-type="date" office:date-value="2015-09-06">
            <text:p>2015-09-06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53]" office:value-type="string" office:string-value="Schiphol">
            <text:p>Schiphol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53]" office:value-type="string" office:string-value="Haag Centraal(Den)">
            <text:p>Haag Centraal(Den)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53]" office:value-type="float" office:value="4.9000000000000004">
            <text:p>4.9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09-14">
            <text:p>14/9/2015</text:p>
          </table:table-cell>
          <table:table-cell table:style-name="ACE-0" office:value-type="string">
            <text:p>Haag Centraal(Den)</text:p>
          </table:table-cell>
          <table:table-cell table:style-name="ACE-0" office:value-type="string">
            <text:p>Alphen aan den Rijn</text:p>
          </table:table-cell>
          <table:table-cell table:style-name="ACE-3" office:value-type="float" office:value="3.5">
            <text:p>3.50</text:p>
          </table:table-cell>
          <table:table-cell table:style-name="ACE-6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54]" office:value-type="date" office:date-value="2015-09-14">
            <text:p>2015-09-14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54]" office:value-type="string" office:string-value="Haag Centraal(Den)">
            <text:p>Haag Centraal(Den)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54]" office:value-type="string" office:string-value="Alphen aan den Rijn">
            <text:p>Alphen aan den Rijn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54]" office:value-type="float" office:value="3.5">
            <text:p>3.5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09-14">
            <text:p>14/9/2015</text:p>
          </table:table-cell>
          <table:table-cell table:style-name="ACE-0" office:value-type="string">
            <text:p>Alphen aan den Rijn</text:p>
          </table:table-cell>
          <table:table-cell table:style-name="ACE-0" office:value-type="string">
            <text:p>Haag Centraal(Den)</text:p>
          </table:table-cell>
          <table:table-cell table:style-name="ACE-3" office:value-type="float" office:value="5.9000000000000004">
            <text:p>5.90</text:p>
          </table:table-cell>
          <table:table-cell table:style-name="ACE-6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55]" office:value-type="date" office:date-value="2015-09-14">
            <text:p>2015-09-14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55]" office:value-type="string" office:string-value="Alphen aan den Rijn">
            <text:p>Alphen aan den Rijn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55]" office:value-type="string" office:string-value="Haag Centraal(Den)">
            <text:p>Haag Centraal(Den)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55]" office:value-type="float" office:value="5.9000000000000004">
            <text:p>5.9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09-17">
            <text:p>17/9/2015</text:p>
          </table:table-cell>
          <table:table-cell table:style-name="ACE-0" office:value-type="string">
            <text:p>Haag Centraal(Den)</text:p>
          </table:table-cell>
          <table:table-cell table:style-name="ACE-0" office:value-type="string">
            <text:p>Amsterdam Zuid</text:p>
          </table:table-cell>
          <table:table-cell table:style-name="ACE-3" office:value-type="float" office:value="5.9000000000000004">
            <text:p>5.90</text:p>
          </table:table-cell>
          <table:table-cell table:style-name="ACE-6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56]" office:value-type="date" office:date-value="2015-09-17">
            <text:p>2015-09-17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56]" office:value-type="string" office:string-value="Haag Centraal(Den)">
            <text:p>Haag Centraal(Den)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56]" office:value-type="string" office:string-value="Amsterdam Zuid">
            <text:p>Amsterdam Zuid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56]" office:value-type="float" office:value="5.9000000000000004">
            <text:p>5.9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09-17">
            <text:p>17/9/2015</text:p>
          </table:table-cell>
          <table:table-cell table:style-name="ACE-0" office:value-type="string">
            <text:p>Amsterdam Bijlmer ArenA</text:p>
          </table:table-cell>
          <table:table-cell table:style-name="ACE-0" office:value-type="string">
            <text:p>Haag Centraal(Den)</text:p>
          </table:table-cell>
          <table:table-cell table:style-name="ACE-3" office:value-type="float" office:value="6.5">
            <text:p>6.50</text:p>
          </table:table-cell>
          <table:table-cell table:style-name="ACE-6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57]" office:value-type="date" office:date-value="2015-09-17">
            <text:p>2015-09-17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57]" office:value-type="string" office:string-value="Amsterdam Bijlmer ArenA">
            <text:p>Amsterdam Bijlmer ArenA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57]" office:value-type="string" office:string-value="Haag Centraal(Den)">
            <text:p>Haag Centraal(Den)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57]" office:value-type="float" office:value="6.5">
            <text:p>6.5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09-18">
            <text:p>18/9/2015</text:p>
          </table:table-cell>
          <table:table-cell table:style-name="ACE-0" office:value-type="string">
            <text:p>Haag Centraal(Den)</text:p>
          </table:table-cell>
          <table:table-cell table:style-name="ACE-0" office:value-type="string">
            <text:p>Woerden</text:p>
          </table:table-cell>
          <table:table-cell table:style-name="ACE-3" office:value-type="float" office:value="8.1999999999999993">
            <text:p>8.20</text:p>
          </table:table-cell>
          <table:table-cell table:style-name="ACE-6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58]" office:value-type="date" office:date-value="2015-09-18">
            <text:p>2015-09-18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58]" office:value-type="string" office:string-value="Haag Centraal(Den)">
            <text:p>Haag Centraal(Den)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58]" office:value-type="string" office:string-value="Woerden">
            <text:p>Woerden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58]" office:value-type="float" office:value="8.1999999999999993">
            <text:p>8.2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09-22">
            <text:p>22/9/2015</text:p>
          </table:table-cell>
          <table:table-cell table:style-name="ACE-0" office:value-type="string">
            <text:p>Haag Centraal(Den)</text:p>
          </table:table-cell>
          <table:table-cell table:style-name="ACE-0" office:value-type="string">
            <text:p>Delft</text:p>
          </table:table-cell>
          <table:table-cell table:style-name="ACE-3" office:value-type="float" office:value="1.3999999999999999">
            <text:p>1.40</text:p>
          </table:table-cell>
          <table:table-cell table:style-name="ACE-6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59]" office:value-type="date" office:date-value="2015-09-22">
            <text:p>2015-09-22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59]" office:value-type="string" office:string-value="Haag Centraal(Den)">
            <text:p>Haag Centraal(Den)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59]" office:value-type="string" office:string-value="Delft">
            <text:p>Delft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59]" office:value-type="float" office:value="1.3999999999999999">
            <text:p>1.4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09-23">
            <text:p>23/9/2015</text:p>
          </table:table-cell>
          <table:table-cell table:style-name="ACE-0" office:value-type="string">
            <text:p>Woerden</text:p>
          </table:table-cell>
          <table:table-cell table:style-name="ACE-0" office:value-type="string">
            <text:p>Haag Centraal(Den)</text:p>
          </table:table-cell>
          <table:table-cell table:style-name="ACE-3" office:value-type="float" office:value="4.9000000000000004">
            <text:p>4.90</text:p>
          </table:table-cell>
          <table:table-cell table:style-name="ACE-6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60]" office:value-type="date" office:date-value="2015-09-23">
            <text:p>2015-09-23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60]" office:value-type="string" office:string-value="Woerden">
            <text:p>Woerden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60]" office:value-type="string" office:string-value="Haag Centraal(Den)">
            <text:p>Haag Centraal(Den)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60]" office:value-type="float" office:value="4.9000000000000004">
            <text:p>4.9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09-25">
            <text:p>25/9/2015</text:p>
          </table:table-cell>
          <table:table-cell table:style-name="ACE-0" office:value-type="string">
            <text:p>Haag Centraal(Den)</text:p>
          </table:table-cell>
          <table:table-cell table:style-name="ACE-0" office:value-type="string">
            <text:p>Amsterdam Zuid</text:p>
          </table:table-cell>
          <table:table-cell table:style-name="ACE-3" office:value-type="float" office:value="5.9000000000000004">
            <text:p>5.90</text:p>
          </table:table-cell>
          <table:table-cell table:style-name="ACE-6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61]" office:value-type="date" office:date-value="2015-09-25">
            <text:p>2015-09-25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61]" office:value-type="string" office:string-value="Haag Centraal(Den)">
            <text:p>Haag Centraal(Den)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61]" office:value-type="string" office:string-value="Amsterdam Zuid">
            <text:p>Amsterdam Zuid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61]" office:value-type="float" office:value="5.9000000000000004">
            <text:p>5.9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09-27">
            <text:p>27/9/2015</text:p>
          </table:table-cell>
          <table:table-cell table:style-name="ACE-0" office:value-type="string">
            <text:p>Schiphol</text:p>
          </table:table-cell>
          <table:table-cell table:style-name="ACE-0" office:value-type="string">
            <text:p>Haag Centraal(Den)</text:p>
          </table:table-cell>
          <table:table-cell table:style-name="ACE-3" office:value-type="float" office:value="4.9000000000000004">
            <text:p>4.90</text:p>
          </table:table-cell>
          <table:table-cell table:style-name="ACE-6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62]" office:value-type="date" office:date-value="2015-09-27">
            <text:p>2015-09-27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62]" office:value-type="string" office:string-value="Schiphol">
            <text:p>Schiphol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62]" office:value-type="string" office:string-value="Haag Centraal(Den)">
            <text:p>Haag Centraal(Den)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62]" office:value-type="float" office:value="4.9000000000000004">
            <text:p>4.9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10-02">
            <text:p>2/10/2015</text:p>
          </table:table-cell>
          <table:table-cell table:style-name="ACE-0" office:value-type="string">
            <text:p>Haag Centraal(Den)</text:p>
          </table:table-cell>
          <table:table-cell table:style-name="ACE-0" office:value-type="string">
            <text:p>Haarlem</text:p>
          </table:table-cell>
          <table:table-cell table:style-name="ACE-3" office:value-type="float" office:value="4.9000000000000004">
            <text:p>4.9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63]" office:value-type="date" office:date-value="2015-10-02">
            <text:p>2015-10-02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63]" office:value-type="string" office:string-value="Haag Centraal(Den)">
            <text:p>Haag Centraal(Den)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63]" office:value-type="string" office:string-value="Haarlem">
            <text:p>Haarlem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63]" office:value-type="float" office:value="4.9000000000000004">
            <text:p>4.9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10-02">
            <text:p>2/10/2015</text:p>
          </table:table-cell>
          <table:table-cell table:style-name="ACE-0" office:value-type="string">
            <text:p>Haarlem</text:p>
          </table:table-cell>
          <table:table-cell table:style-name="ACE-0" office:value-type="string">
            <text:p>Haag Centraal(Den)</text:p>
          </table:table-cell>
          <table:table-cell table:style-name="ACE-3" office:value-type="float" office:value="4.9000000000000004">
            <text:p>4.9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64]" office:value-type="date" office:date-value="2015-10-02">
            <text:p>2015-10-02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64]" office:value-type="string" office:string-value="Haarlem">
            <text:p>Haarlem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64]" office:value-type="string" office:string-value="Haag Centraal(Den)">
            <text:p>Haag Centraal(Den)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64]" office:value-type="float" office:value="4.9000000000000004">
            <text:p>4.9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10-03">
            <text:p>3/10/2015</text:p>
          </table:table-cell>
          <table:table-cell table:style-name="ACE-0" office:value-type="string">
            <text:p>Haag Centraal(Den)</text:p>
          </table:table-cell>
          <table:table-cell table:style-name="ACE-0" office:value-type="string">
            <text:p>Schiphol</text:p>
          </table:table-cell>
          <table:table-cell table:style-name="ACE-3" office:value-type="float" office:value="4.9000000000000004">
            <text:p>4.9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65]" office:value-type="date" office:date-value="2015-10-03">
            <text:p>2015-10-03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65]" office:value-type="string" office:string-value="Haag Centraal(Den)">
            <text:p>Haag Centraal(Den)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65]" office:value-type="string" office:string-value="Schiphol">
            <text:p>Schiphol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65]" office:value-type="float" office:value="4.9000000000000004">
            <text:p>4.9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10-16">
            <text:p>16/10/2015</text:p>
          </table:table-cell>
          <table:table-cell table:style-name="ACE-0" office:value-type="string">
            <text:p>Haag Centraal(Den)</text:p>
          </table:table-cell>
          <table:table-cell table:style-name="ACE-0" office:value-type="string">
            <text:p>Amsterdam Zuid</text:p>
          </table:table-cell>
          <table:table-cell table:style-name="ACE-3" office:value-type="float" office:value="5.9000000000000004">
            <text:p>5.9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66]" office:value-type="date" office:date-value="2015-10-16">
            <text:p>2015-10-16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66]" office:value-type="string" office:string-value="Haag Centraal(Den)">
            <text:p>Haag Centraal(Den)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66]" office:value-type="string" office:string-value="Amsterdam Zuid">
            <text:p>Amsterdam Zuid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66]" office:value-type="float" office:value="5.9000000000000004">
            <text:p>5.9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10-18">
            <text:p>18/10/2015</text:p>
          </table:table-cell>
          <table:table-cell table:style-name="ACE-0" office:value-type="string">
            <text:p>Amsterdam Zuid</text:p>
          </table:table-cell>
          <table:table-cell table:style-name="ACE-0" office:value-type="string">
            <text:p>Haarlem</text:p>
          </table:table-cell>
          <table:table-cell table:style-name="ACE-3" office:value-type="float" office:value="3.6000000000000001">
            <text:p>3.6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67]" office:value-type="date" office:date-value="2015-10-18">
            <text:p>2015-10-18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67]" office:value-type="string" office:string-value="Amsterdam Zuid">
            <text:p>Amsterdam Zuid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67]" office:value-type="string" office:string-value="Haarlem">
            <text:p>Haarlem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67]" office:value-type="float" office:value="3.6000000000000001">
            <text:p>3.6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10-18">
            <text:p>18/10/2015</text:p>
          </table:table-cell>
          <table:table-cell table:style-name="ACE-0" office:value-type="string">
            <text:p>Haarlem</text:p>
          </table:table-cell>
          <table:table-cell table:style-name="ACE-0" office:value-type="string">
            <text:p>Haag Centraal(Den)</text:p>
          </table:table-cell>
          <table:table-cell table:style-name="ACE-3" office:value-type="float" office:value="4.9000000000000004">
            <text:p>4.9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68]" office:value-type="date" office:date-value="2015-10-18">
            <text:p>2015-10-18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68]" office:value-type="string" office:string-value="Haarlem">
            <text:p>Haarlem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68]" office:value-type="string" office:string-value="Haag Centraal(Den)">
            <text:p>Haag Centraal(Den)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68]" office:value-type="float" office:value="4.9000000000000004">
            <text:p>4.9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10-25">
            <text:p>25/10/2015</text:p>
          </table:table-cell>
          <table:table-cell table:style-name="ACE-0" office:value-type="string">
            <text:p>Utrecht Centraal</text:p>
          </table:table-cell>
          <table:table-cell table:style-name="ACE-0" office:value-type="string">
            <text:p>Ede-Wageningen</text:p>
          </table:table-cell>
          <table:table-cell table:style-name="ACE-3" office:value-type="float" office:value="4.5999999999999996">
            <text:p>4.6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69]" office:value-type="date" office:date-value="2015-10-25">
            <text:p>2015-10-25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69]" office:value-type="string" office:string-value="Utrecht Centraal">
            <text:p>Utrecht Centraal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69]" office:value-type="string" office:string-value="Ede-Wageningen">
            <text:p>Ede-Wageningen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69]" office:value-type="float" office:value="4.5999999999999996">
            <text:p>4.6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10-26">
            <text:p>26/10/2015</text:p>
          </table:table-cell>
          <table:table-cell table:style-name="ACE-0" office:value-type="string">
            <text:p>Ede-Wageningen</text:p>
          </table:table-cell>
          <table:table-cell table:style-name="ACE-0" office:value-type="string">
            <text:p>Haag Centraal(Den)</text:p>
          </table:table-cell>
          <table:table-cell table:style-name="ACE-3" office:value-type="float" office:value="10">
            <text:p>10.0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70]" office:value-type="date" office:date-value="2015-10-26">
            <text:p>2015-10-26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70]" office:value-type="string" office:string-value="Ede-Wageningen">
            <text:p>Ede-Wageningen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70]" office:value-type="string" office:string-value="Haag Centraal(Den)">
            <text:p>Haag Centraal(Den)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70]" office:value-type="float" office:value="10">
            <text:p>10.0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11-05">
            <text:p>5/11/2015</text:p>
          </table:table-cell>
          <table:table-cell table:style-name="ACE-0" office:value-type="string">
            <text:p>Haag Centraal(Den)</text:p>
          </table:table-cell>
          <table:table-cell table:style-name="ACE-0" office:value-type="string">
            <text:p>Amsterdam Zuid</text:p>
          </table:table-cell>
          <table:table-cell table:style-name="ACE-3" office:value-type="float" office:value="5.9000000000000004">
            <text:p>5.9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71]" office:value-type="date" office:date-value="2015-11-05">
            <text:p>2015-11-05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71]" office:value-type="string" office:string-value="Haag Centraal(Den)">
            <text:p>Haag Centraal(Den)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71]" office:value-type="string" office:string-value="Amsterdam Zuid">
            <text:p>Amsterdam Zuid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71]" office:value-type="float" office:value="5.9000000000000004">
            <text:p>5.9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11-08">
            <text:p>8/11/2015</text:p>
          </table:table-cell>
          <table:table-cell table:style-name="ACE-0" office:value-type="string">
            <text:p>Amsterdam Zuid</text:p>
          </table:table-cell>
          <table:table-cell table:style-name="ACE-0" office:value-type="string">
            <text:p>Haag Centraal(Den)</text:p>
          </table:table-cell>
          <table:table-cell table:style-name="ACE-3" office:value-type="float" office:value="5.9000000000000004">
            <text:p>5.9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72]" office:value-type="date" office:date-value="2015-11-08">
            <text:p>2015-11-08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72]" office:value-type="string" office:string-value="Amsterdam Zuid">
            <text:p>Amsterdam Zuid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72]" office:value-type="string" office:string-value="Haag Centraal(Den)">
            <text:p>Haag Centraal(Den)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72]" office:value-type="float" office:value="5.9000000000000004">
            <text:p>5.9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11-14">
            <text:p>14/11/2015</text:p>
          </table:table-cell>
          <table:table-cell table:style-name="ACE-0" office:value-type="string">
            <text:p>Haag Centraal(Den)</text:p>
          </table:table-cell>
          <table:table-cell table:style-name="ACE-0" office:value-type="string">
            <text:p>Alphen aan den Rijn</text:p>
          </table:table-cell>
          <table:table-cell table:style-name="ACE-3" office:value-type="float" office:value="3.5">
            <text:p>3.5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73]" office:value-type="date" office:date-value="2015-11-14">
            <text:p>2015-11-14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73]" office:value-type="string" office:string-value="Haag Centraal(Den)">
            <text:p>Haag Centraal(Den)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73]" office:value-type="string" office:string-value="Alphen aan den Rijn">
            <text:p>Alphen aan den Rijn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73]" office:value-type="float" office:value="3.5">
            <text:p>3.5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11-14">
            <text:p>14/11/2015</text:p>
          </table:table-cell>
          <table:table-cell table:style-name="ACE-0" office:value-type="string">
            <text:p>Woerden</text:p>
          </table:table-cell>
          <table:table-cell table:style-name="ACE-0" office:value-type="string">
            <text:p>Haag Centraal(Den)</text:p>
          </table:table-cell>
          <table:table-cell table:style-name="ACE-3" office:value-type="float" office:value="4.9000000000000004">
            <text:p>4.9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74]" office:value-type="date" office:date-value="2015-11-14">
            <text:p>2015-11-14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74]" office:value-type="string" office:string-value="Woerden">
            <text:p>Woerden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74]" office:value-type="string" office:string-value="Haag Centraal(Den)">
            <text:p>Haag Centraal(Den)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74]" office:value-type="float" office:value="4.9000000000000004">
            <text:p>4.9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11-18">
            <text:p>18/11/2015</text:p>
          </table:table-cell>
          <table:table-cell table:style-name="ACE-0" office:value-type="string">
            <text:p>Haag Centraal(Den)</text:p>
          </table:table-cell>
          <table:table-cell table:style-name="ACE-0" office:value-type="string">
            <text:p>Haarlem</text:p>
          </table:table-cell>
          <table:table-cell table:style-name="ACE-3" office:value-type="float" office:value="4.9000000000000004">
            <text:p>4.9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75]" office:value-type="date" office:date-value="2015-11-18">
            <text:p>2015-11-18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75]" office:value-type="string" office:string-value="Haag Centraal(Den)">
            <text:p>Haag Centraal(Den)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75]" office:value-type="string" office:string-value="Haarlem">
            <text:p>Haarlem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75]" office:value-type="float" office:value="4.9000000000000004">
            <text:p>4.9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11-18">
            <text:p>18/11/2015</text:p>
          </table:table-cell>
          <table:table-cell table:style-name="ACE-0" office:value-type="string">
            <text:p>Haarlem</text:p>
          </table:table-cell>
          <table:table-cell table:style-name="ACE-0" office:value-type="string">
            <text:p>Haag Centraal(Den)</text:p>
          </table:table-cell>
          <table:table-cell table:style-name="ACE-3" office:value-type="float" office:value="4.9000000000000004">
            <text:p>4.9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76]" office:value-type="date" office:date-value="2015-11-18">
            <text:p>2015-11-18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76]" office:value-type="string" office:string-value="Haarlem">
            <text:p>Haarlem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76]" office:value-type="string" office:string-value="Haag Centraal(Den)">
            <text:p>Haag Centraal(Den)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76]" office:value-type="float" office:value="4.9000000000000004">
            <text:p>4.9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11-21">
            <text:p>21/11/2015</text:p>
          </table:table-cell>
          <table:table-cell table:style-name="ACE-0" office:value-type="string">
            <text:p>Haag Centraal(Den)</text:p>
          </table:table-cell>
          <table:table-cell table:style-name="ACE-0" office:value-type="string">
            <text:p>Amsterdam Zuid</text:p>
          </table:table-cell>
          <table:table-cell table:style-name="ACE-3" office:value-type="float" office:value="5.9000000000000004">
            <text:p>5.9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77]" office:value-type="date" office:date-value="2015-11-21">
            <text:p>2015-11-21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77]" office:value-type="string" office:string-value="Haag Centraal(Den)">
            <text:p>Haag Centraal(Den)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77]" office:value-type="string" office:string-value="Amsterdam Zuid">
            <text:p>Amsterdam Zuid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77]" office:value-type="float" office:value="5.9000000000000004">
            <text:p>5.9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11-23">
            <text:p>23/11/2015</text:p>
          </table:table-cell>
          <table:table-cell table:style-name="ACE-0" office:value-type="string">
            <text:p>Amsterdam Zuid</text:p>
          </table:table-cell>
          <table:table-cell table:style-name="ACE-0" office:value-type="string">
            <text:p>Haag Centraal(Den)</text:p>
          </table:table-cell>
          <table:table-cell table:style-name="ACE-3" office:value-type="float" office:value="5.9000000000000004">
            <text:p>5.9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78]" office:value-type="date" office:date-value="2015-11-23">
            <text:p>2015-11-23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78]" office:value-type="string" office:string-value="Amsterdam Zuid">
            <text:p>Amsterdam Zuid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78]" office:value-type="string" office:string-value="Haag Centraal(Den)">
            <text:p>Haag Centraal(Den)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78]" office:value-type="float" office:value="5.9000000000000004">
            <text:p>5.9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12-04">
            <text:p>4/12/2015</text:p>
          </table:table-cell>
          <table:table-cell table:style-name="ACE-0" office:value-type="string">
            <text:p>Haag Centraal(Den)</text:p>
          </table:table-cell>
          <table:table-cell table:style-name="ACE-0" office:value-type="string">
            <text:p>Amsterdam Zuid</text:p>
          </table:table-cell>
          <table:table-cell table:style-name="ACE-3" office:value-type="float" office:value="5.9000000000000004">
            <text:p>5.9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79]" office:value-type="date" office:date-value="2015-12-04">
            <text:p>2015-12-04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79]" office:value-type="string" office:string-value="Haag Centraal(Den)">
            <text:p>Haag Centraal(Den)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79]" office:value-type="string" office:string-value="Amsterdam Zuid">
            <text:p>Amsterdam Zuid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79]" office:value-type="float" office:value="5.9000000000000004">
            <text:p>5.9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12-05">
            <text:p>5/12/2015</text:p>
          </table:table-cell>
          <table:table-cell table:style-name="ACE-0" office:value-type="string">
            <text:p>Amsterdam Zuid</text:p>
          </table:table-cell>
          <table:table-cell table:style-name="ACE-0" office:value-type="string">
            <text:p>Haag Centraal(Den)</text:p>
          </table:table-cell>
          <table:table-cell table:style-name="ACE-3" office:value-type="float" office:value="5.9000000000000004">
            <text:p>5.9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80]" office:value-type="date" office:date-value="2015-12-05">
            <text:p>2015-12-05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80]" office:value-type="string" office:string-value="Amsterdam Zuid">
            <text:p>Amsterdam Zuid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80]" office:value-type="string" office:string-value="Haag Centraal(Den)">
            <text:p>Haag Centraal(Den)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80]" office:value-type="float" office:value="5.9000000000000004">
            <text:p>5.9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12-07">
            <text:p>7/12/2015</text:p>
          </table:table-cell>
          <table:table-cell table:style-name="ACE-0" office:value-type="string">
            <text:p>Haag Centraal(Den)</text:p>
          </table:table-cell>
          <table:table-cell table:style-name="ACE-0" office:value-type="string">
            <text:p>Schiphol</text:p>
          </table:table-cell>
          <table:table-cell table:style-name="ACE-3" office:value-type="float" office:value="4.9000000000000004">
            <text:p>4.9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81]" office:value-type="date" office:date-value="2015-12-07">
            <text:p>2015-12-07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81]" office:value-type="string" office:string-value="Haag Centraal(Den)">
            <text:p>Haag Centraal(Den)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81]" office:value-type="string" office:string-value="Schiphol">
            <text:p>Schiphol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81]" office:value-type="float" office:value="4.9000000000000004">
            <text:p>4.9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5-12-26">
            <text:p>26/12/2015</text:p>
          </table:table-cell>
          <table:table-cell table:style-name="ACE-0" office:value-type="string">
            <text:p>Schiphol Airport</text:p>
          </table:table-cell>
          <table:table-cell table:style-name="ACE-0" office:value-type="string">
            <text:p>Den Haag Centraal</text:p>
          </table:table-cell>
          <table:table-cell table:style-name="ACE-3" office:value-type="float" office:value="4.9000000000000004">
            <text:p>4.9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82]" office:value-type="date" office:date-value="2015-12-26">
            <text:p>2015-12-26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82]" office:value-type="string" office:string-value="Schiphol Airport">
            <text:p>Schiphol Airport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82]" office:value-type="string" office:string-value="Den Haag Centraal">
            <text:p>Den Haag Centraal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82]" office:value-type="float" office:value="4.9000000000000004">
            <text:p>4.9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6-01-08">
            <text:p>8/1/2016</text:p>
          </table:table-cell>
          <table:table-cell table:style-name="ACE-0" office:value-type="string">
            <text:p>Den Haag Centraal</text:p>
          </table:table-cell>
          <table:table-cell table:style-name="ACE-0" office:value-type="string">
            <text:p>Amsterdam Zuid</text:p>
          </table:table-cell>
          <table:table-cell table:style-name="ACE-3" office:value-type="float" office:value="6.0999999999999996">
            <text:p>6.1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83]" office:value-type="date" office:date-value="2016-01-08">
            <text:p>2016-01-08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83]" office:value-type="string" office:string-value="Den Haag Centraal">
            <text:p>Den Haag Centraal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83]" office:value-type="string" office:string-value="Amsterdam Zuid">
            <text:p>Amsterdam Zuid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83]" office:value-type="float" office:value="6.0999999999999996">
            <text:p>6.1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6-01-10">
            <text:p>10/1/2016</text:p>
          </table:table-cell>
          <table:table-cell table:style-name="ACE-0" office:value-type="string">
            <text:p>Amsterdam Zuid</text:p>
          </table:table-cell>
          <table:table-cell table:style-name="ACE-0" office:value-type="string">
            <text:p>Den Haag Centraal</text:p>
          </table:table-cell>
          <table:table-cell table:style-name="ACE-3" office:value-type="float" office:value="6.0999999999999996">
            <text:p>6.1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84]" office:value-type="date" office:date-value="2016-01-10">
            <text:p>2016-01-10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84]" office:value-type="string" office:string-value="Amsterdam Zuid">
            <text:p>Amsterdam Zuid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84]" office:value-type="string" office:string-value="Den Haag Centraal">
            <text:p>Den Haag Centraal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84]" office:value-type="float" office:value="6.0999999999999996">
            <text:p>6.1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6-01-22">
            <text:p>22/1/2016</text:p>
          </table:table-cell>
          <table:table-cell table:style-name="ACE-0" office:value-type="string">
            <text:p>Den Haag Centraal</text:p>
          </table:table-cell>
          <table:table-cell table:style-name="ACE-0" office:value-type="string">
            <text:p>Amsterdam Zuid</text:p>
          </table:table-cell>
          <table:table-cell table:style-name="ACE-3" office:value-type="float" office:value="6.0999999999999996">
            <text:p>6.1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85]" office:value-type="date" office:date-value="2016-01-22">
            <text:p>2016-01-22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85]" office:value-type="string" office:string-value="Den Haag Centraal">
            <text:p>Den Haag Centraal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85]" office:value-type="string" office:string-value="Amsterdam Zuid">
            <text:p>Amsterdam Zuid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85]" office:value-type="float" office:value="6.0999999999999996">
            <text:p>6.1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6-01-23">
            <text:p>23/1/2016</text:p>
          </table:table-cell>
          <table:table-cell table:style-name="ACE-0" office:value-type="string">
            <text:p>Amsterdam Zuid</text:p>
          </table:table-cell>
          <table:table-cell table:style-name="ACE-0" office:value-type="string">
            <text:p>Haarlem</text:p>
          </table:table-cell>
          <table:table-cell table:style-name="ACE-3" office:value-type="float" office:value="3.7000000000000002">
            <text:p>3.7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86]" office:value-type="date" office:date-value="2016-01-23">
            <text:p>2016-01-23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86]" office:value-type="string" office:string-value="Amsterdam Zuid">
            <text:p>Amsterdam Zuid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86]" office:value-type="string" office:string-value="Haarlem">
            <text:p>Haarlem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86]" office:value-type="float" office:value="3.7000000000000002">
            <text:p>3.7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6-01-23">
            <text:p>23/1/2016</text:p>
          </table:table-cell>
          <table:table-cell table:style-name="ACE-0" office:value-type="string">
            <text:p>Haarlem</text:p>
          </table:table-cell>
          <table:table-cell table:style-name="ACE-0" office:value-type="string">
            <text:p>Amsterdam Zuid</text:p>
          </table:table-cell>
          <table:table-cell table:style-name="ACE-3" office:value-type="float" office:value="3.7000000000000002">
            <text:p>3.7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87]" office:value-type="date" office:date-value="2016-01-23">
            <text:p>2016-01-23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87]" office:value-type="string" office:string-value="Haarlem">
            <text:p>Haarlem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87]" office:value-type="string" office:string-value="Amsterdam Zuid">
            <text:p>Amsterdam Zuid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87]" office:value-type="float" office:value="3.7000000000000002">
            <text:p>3.7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6-01-24">
            <text:p>24/1/2016</text:p>
          </table:table-cell>
          <table:table-cell table:style-name="ACE-0" office:value-type="string">
            <text:p>Amsterdam Centraal</text:p>
          </table:table-cell>
          <table:table-cell table:style-name="ACE-0" office:value-type="string">
            <text:p>Hoorn</text:p>
          </table:table-cell>
          <table:table-cell table:style-name="ACE-3" office:value-type="float" office:value="4.9000000000000004">
            <text:p>4.9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88]" office:value-type="date" office:date-value="2016-01-24">
            <text:p>2016-01-24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88]" office:value-type="string" office:string-value="Amsterdam Centraal">
            <text:p>Amsterdam Centraal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88]" office:value-type="string" office:string-value="Hoorn">
            <text:p>Hoorn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88]" office:value-type="float" office:value="4.9000000000000004">
            <text:p>4.9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6-01-24">
            <text:p>24/1/2016</text:p>
          </table:table-cell>
          <table:table-cell table:style-name="ACE-0" office:value-type="string">
            <text:p>Hoorn</text:p>
          </table:table-cell>
          <table:table-cell table:style-name="ACE-0" office:value-type="string">
            <text:p>Den Haag Centraal</text:p>
          </table:table-cell>
          <table:table-cell table:style-name="ACE-3" office:value-type="float" office:value="10">
            <text:p>10.0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89]" office:value-type="date" office:date-value="2016-01-24">
            <text:p>2016-01-24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89]" office:value-type="string" office:string-value="Hoorn">
            <text:p>Hoorn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89]" office:value-type="string" office:string-value="Den Haag Centraal">
            <text:p>Den Haag Centraal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89]" office:value-type="float" office:value="10">
            <text:p>10.0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6-01-26">
            <text:p>26/1/2016</text:p>
          </table:table-cell>
          <table:table-cell table:style-name="ACE-0" office:value-type="string">
            <text:p>Den Haag Centraal</text:p>
          </table:table-cell>
          <table:table-cell table:style-name="ACE-0" office:value-type="string">
            <text:p>Woerden</text:p>
          </table:table-cell>
          <table:table-cell table:style-name="ACE-3" office:value-type="float" office:value="8.3000000000000007">
            <text:p>8.3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90]" office:value-type="date" office:date-value="2016-01-26">
            <text:p>2016-01-26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90]" office:value-type="string" office:string-value="Den Haag Centraal">
            <text:p>Den Haag Centraal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90]" office:value-type="string" office:string-value="Woerden">
            <text:p>Woerden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90]" office:value-type="float" office:value="8.3000000000000007">
            <text:p>8.3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6-01-26">
            <text:p>26/1/2016</text:p>
          </table:table-cell>
          <table:table-cell table:style-name="ACE-0" office:value-type="string">
            <text:p>Woerden</text:p>
          </table:table-cell>
          <table:table-cell table:style-name="ACE-0" office:value-type="string">
            <text:p>Den Haag Centraal</text:p>
          </table:table-cell>
          <table:table-cell table:style-name="ACE-3" office:value-type="float" office:value="5">
            <text:p>5.0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91]" office:value-type="date" office:date-value="2016-01-26">
            <text:p>2016-01-26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91]" office:value-type="string" office:string-value="Woerden">
            <text:p>Woerden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91]" office:value-type="string" office:string-value="Den Haag Centraal">
            <text:p>Den Haag Centraal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91]" office:value-type="float" office:value="5">
            <text:p>5.0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6-01-27">
            <text:p>27/1/2016</text:p>
          </table:table-cell>
          <table:table-cell table:style-name="ACE-0" office:value-type="string">
            <text:p>Den Haag Centraal</text:p>
          </table:table-cell>
          <table:table-cell table:style-name="ACE-0" office:value-type="string">
            <text:p>Schiphol Airport</text:p>
          </table:table-cell>
          <table:table-cell table:style-name="ACE-3" office:value-type="float" office:value="5">
            <text:p>5.0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92]" office:value-type="date" office:date-value="2016-01-27">
            <text:p>2016-01-27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92]" office:value-type="string" office:string-value="Den Haag Centraal">
            <text:p>Den Haag Centraal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92]" office:value-type="string" office:string-value="Schiphol Airport">
            <text:p>Schiphol Airport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92]" office:value-type="float" office:value="5">
            <text:p>5.0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6-06-28">
            <text:p>28/6/2016</text:p>
          </table:table-cell>
          <table:table-cell table:style-name="ACE-0" office:value-type="string">
            <text:p>Schiphol Airport</text:p>
          </table:table-cell>
          <table:table-cell table:style-name="ACE-0" office:value-type="string">
            <text:p>Den Haag Centraal</text:p>
          </table:table-cell>
          <table:table-cell table:style-name="ACE-3" office:value-type="float" office:value="5">
            <text:p>5.0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93]" office:value-type="date" office:date-value="2016-06-28">
            <text:p>2016-06-28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93]" office:value-type="string" office:string-value="Schiphol Airport">
            <text:p>Schiphol Airport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93]" office:value-type="string" office:string-value="Den Haag Centraal">
            <text:p>Den Haag Centraal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93]" office:value-type="float" office:value="5">
            <text:p>5.0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6-06-30">
            <text:p>30/6/2016</text:p>
          </table:table-cell>
          <table:table-cell table:style-name="ACE-0" office:value-type="string">
            <text:p>Den Haag Centraal</text:p>
          </table:table-cell>
          <table:table-cell table:style-name="ACE-0" office:value-type="string">
            <text:p>Woerden</text:p>
          </table:table-cell>
          <table:table-cell table:style-name="ACE-3" office:value-type="float" office:value="8.3000000000000007">
            <text:p>8.3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94]" office:value-type="date" office:date-value="2016-06-30">
            <text:p>2016-06-30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94]" office:value-type="string" office:string-value="Den Haag Centraal">
            <text:p>Den Haag Centraal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94]" office:value-type="string" office:string-value="Woerden">
            <text:p>Woerden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94]" office:value-type="float" office:value="8.3000000000000007">
            <text:p>8.3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6-06-30">
            <text:p>30/6/2016</text:p>
          </table:table-cell>
          <table:table-cell table:style-name="ACE-0" office:value-type="string">
            <text:p>Woerden</text:p>
          </table:table-cell>
          <table:table-cell table:style-name="ACE-0" office:value-type="string">
            <text:p>Den Haag Centraal</text:p>
          </table:table-cell>
          <table:table-cell table:style-name="ACE-3" office:value-type="float" office:value="5">
            <text:p>5.0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95]" office:value-type="date" office:date-value="2016-06-30">
            <text:p>2016-06-30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95]" office:value-type="string" office:string-value="Woerden">
            <text:p>Woerden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95]" office:value-type="string" office:string-value="Den Haag Centraal">
            <text:p>Den Haag Centraal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95]" office:value-type="float" office:value="5">
            <text:p>5.0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6-07-02">
            <text:p>2/7/2016</text:p>
          </table:table-cell>
          <table:table-cell table:style-name="ACE-0" office:value-type="string">
            <text:p>Den Haag Centraal</text:p>
          </table:table-cell>
          <table:table-cell table:style-name="ACE-0" office:value-type="string">
            <text:p>Woerden</text:p>
          </table:table-cell>
          <table:table-cell table:style-name="ACE-3" office:value-type="float" office:value="5">
            <text:p>5.0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96]" office:value-type="date" office:date-value="2016-07-02">
            <text:p>2016-07-02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96]" office:value-type="string" office:string-value="Den Haag Centraal">
            <text:p>Den Haag Centraal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96]" office:value-type="string" office:string-value="Woerden">
            <text:p>Woerden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96]" office:value-type="float" office:value="5">
            <text:p>5.0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6-07-02">
            <text:p>2/7/2016</text:p>
          </table:table-cell>
          <table:table-cell table:style-name="ACE-0" office:value-type="string">
            <text:p>Woerden</text:p>
          </table:table-cell>
          <table:table-cell table:style-name="ACE-0" office:value-type="string">
            <text:p>Den Haag Centraal</text:p>
          </table:table-cell>
          <table:table-cell table:style-name="ACE-3" office:value-type="float" office:value="5">
            <text:p>5.0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97]" office:value-type="date" office:date-value="2016-07-02">
            <text:p>2016-07-02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97]" office:value-type="string" office:string-value="Woerden">
            <text:p>Woerden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97]" office:value-type="string" office:string-value="Den Haag Centraal">
            <text:p>Den Haag Centraal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97]" office:value-type="float" office:value="5">
            <text:p>5.0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6-07-03">
            <text:p>3/7/2016</text:p>
          </table:table-cell>
          <table:table-cell table:style-name="ACE-0" office:value-type="string">
            <text:p>Den Haag Centraal</text:p>
          </table:table-cell>
          <table:table-cell table:style-name="ACE-0" office:value-type="string">
            <text:p>Amsterdam Zuid</text:p>
          </table:table-cell>
          <table:table-cell table:style-name="ACE-3" office:value-type="float" office:value="6.0999999999999996">
            <text:p>6.1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98]" office:value-type="date" office:date-value="2016-07-03">
            <text:p>2016-07-03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98]" office:value-type="string" office:string-value="Den Haag Centraal">
            <text:p>Den Haag Centraal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98]" office:value-type="string" office:string-value="Amsterdam Zuid">
            <text:p>Amsterdam Zuid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98]" office:value-type="float" office:value="6.0999999999999996">
            <text:p>6.1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6-07-04">
            <text:p>4/7/2016</text:p>
          </table:table-cell>
          <table:table-cell table:style-name="ACE-0" office:value-type="string">
            <text:p>Amsterdam Zuid</text:p>
          </table:table-cell>
          <table:table-cell table:style-name="ACE-0" office:value-type="string">
            <text:p>Den Haag Centraal</text:p>
          </table:table-cell>
          <table:table-cell table:style-name="ACE-3" office:value-type="float" office:value="6.0999999999999996">
            <text:p>6.1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99]" office:value-type="date" office:date-value="2016-07-04">
            <text:p>2016-07-04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99]" office:value-type="string" office:string-value="Amsterdam Zuid">
            <text:p>Amsterdam Zuid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99]" office:value-type="string" office:string-value="Den Haag Centraal">
            <text:p>Den Haag Centraal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99]" office:value-type="float" office:value="6.0999999999999996">
            <text:p>6.1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6-07-05">
            <text:p>5/7/2016</text:p>
          </table:table-cell>
          <table:table-cell table:style-name="ACE-0" office:value-type="string">
            <text:p>Den Haag Centraal</text:p>
          </table:table-cell>
          <table:table-cell table:style-name="ACE-0" office:value-type="string">
            <text:p>Boskoop</text:p>
          </table:table-cell>
          <table:table-cell table:style-name="ACE-3" office:value-type="float" office:value="4.2000000000000002">
            <text:p>4.2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100]" office:value-type="date" office:date-value="2016-07-05">
            <text:p>2016-07-05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100]" office:value-type="string" office:string-value="Den Haag Centraal">
            <text:p>Den Haag Centraal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100]" office:value-type="string" office:string-value="Boskoop">
            <text:p>Boskoop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100]" office:value-type="float" office:value="4.2000000000000002">
            <text:p>4.2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6-07-05">
            <text:p>5/7/2016</text:p>
          </table:table-cell>
          <table:table-cell table:style-name="ACE-0" office:value-type="string">
            <text:p>Boskoop</text:p>
          </table:table-cell>
          <table:table-cell table:style-name="ACE-0" office:value-type="string">
            <text:p>Ede-Wageningen</text:p>
          </table:table-cell>
          <table:table-cell table:style-name="ACE-3" office:value-type="float" office:value="8.8000000000000007">
            <text:p>8.8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101]" office:value-type="date" office:date-value="2016-07-05">
            <text:p>2016-07-05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101]" office:value-type="string" office:string-value="Boskoop">
            <text:p>Boskoop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101]" office:value-type="string" office:string-value="Ede-Wageningen">
            <text:p>Ede-Wageningen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101]" office:value-type="float" office:value="8.8000000000000007">
            <text:p>8.8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6-07-06">
            <text:p>6/7/2016</text:p>
          </table:table-cell>
          <table:table-cell table:style-name="ACE-0" office:value-type="string">
            <text:p>Ede-Wageningen</text:p>
          </table:table-cell>
          <table:table-cell table:style-name="ACE-0" office:value-type="string">
            <text:p>Den Haag Centraal</text:p>
          </table:table-cell>
          <table:table-cell table:style-name="ACE-3" office:value-type="float" office:value="10.300000000000001">
            <text:p>10.3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102]" office:value-type="date" office:date-value="2016-07-06">
            <text:p>2016-07-06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102]" office:value-type="string" office:string-value="Ede-Wageningen">
            <text:p>Ede-Wageningen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102]" office:value-type="string" office:string-value="Den Haag Centraal">
            <text:p>Den Haag Centraal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102]" office:value-type="float" office:value="10.300000000000001">
            <text:p>10.3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6-07-07">
            <text:p>7/7/2016</text:p>
          </table:table-cell>
          <table:table-cell table:style-name="ACE-0" office:value-type="string">
            <text:p>Den Haag Centraal</text:p>
          </table:table-cell>
          <table:table-cell table:style-name="ACE-0" office:value-type="string">
            <text:p>Schiphol Airport</text:p>
          </table:table-cell>
          <table:table-cell table:style-name="ACE-3" office:value-type="float" office:value="8.3000000000000007">
            <text:p>8.3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103]" office:value-type="date" office:date-value="2016-07-07">
            <text:p>2016-07-07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103]" office:value-type="string" office:string-value="Den Haag Centraal">
            <text:p>Den Haag Centraal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103]" office:value-type="string" office:string-value="Schiphol Airport">
            <text:p>Schiphol Airport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103]" office:value-type="float" office:value="8.3000000000000007">
            <text:p>8.3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6-08-08">
            <text:p>8/8/2016</text:p>
          </table:table-cell>
          <table:table-cell table:style-name="ACE-0" office:value-type="string">
            <text:p>Schiphol Airport</text:p>
          </table:table-cell>
          <table:table-cell table:style-name="ACE-0" office:value-type="string">
            <text:p>Den Haag Centraal</text:p>
          </table:table-cell>
          <table:table-cell table:style-name="ACE-3" office:value-type="float" office:value="5">
            <text:p>5.0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104]" office:value-type="date" office:date-value="2016-08-08">
            <text:p>2016-08-08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104]" office:value-type="string" office:string-value="Schiphol Airport">
            <text:p>Schiphol Airport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104]" office:value-type="string" office:string-value="Den Haag Centraal">
            <text:p>Den Haag Centraal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104]" office:value-type="float" office:value="5">
            <text:p>5.0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6-08-14">
            <text:p>14/8/2016</text:p>
          </table:table-cell>
          <table:table-cell table:style-name="ACE-0" office:value-type="string">
            <text:p>Schiphol Airport</text:p>
          </table:table-cell>
          <table:table-cell table:style-name="ACE-0" office:value-type="string">
            <text:p>Den Haag Centraal</text:p>
          </table:table-cell>
          <table:table-cell table:style-name="ACE-3" office:value-type="float" office:value="5">
            <text:p>5.0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105]" office:value-type="date" office:date-value="2016-08-14">
            <text:p>2016-08-14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105]" office:value-type="string" office:string-value="Schiphol Airport">
            <text:p>Schiphol Airport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105]" office:value-type="string" office:string-value="Den Haag Centraal">
            <text:p>Den Haag Centraal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105]" office:value-type="float" office:value="5">
            <text:p>5.0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6-08-17">
            <text:p>17/8/2016</text:p>
          </table:table-cell>
          <table:table-cell table:style-name="ACE-0" office:value-type="string">
            <text:p>Den Haag Centraal</text:p>
          </table:table-cell>
          <table:table-cell table:style-name="ACE-0" office:value-type="string">
            <text:p>Schiphol Airport</text:p>
          </table:table-cell>
          <table:table-cell table:style-name="ACE-3" office:value-type="float" office:value="8.3000000000000007">
            <text:p>8.3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106]" office:value-type="date" office:date-value="2016-08-17">
            <text:p>2016-08-17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106]" office:value-type="string" office:string-value="Den Haag Centraal">
            <text:p>Den Haag Centraal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106]" office:value-type="string" office:string-value="Schiphol Airport">
            <text:p>Schiphol Airport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106]" office:value-type="float" office:value="8.3000000000000007">
            <text:p>8.3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6-08-17">
            <text:p>17/8/2016</text:p>
          </table:table-cell>
          <table:table-cell table:style-name="ACE-0" office:value-type="string">
            <text:p>Schiphol Airport</text:p>
          </table:table-cell>
          <table:table-cell table:style-name="ACE-0" office:value-type="string">
            <text:p>Den Haag Centraal</text:p>
          </table:table-cell>
          <table:table-cell table:style-name="ACE-3" office:value-type="float" office:value="7.0999999999999996">
            <text:p>7.1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107]" office:value-type="date" office:date-value="2016-08-17">
            <text:p>2016-08-17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107]" office:value-type="string" office:string-value="Schiphol Airport">
            <text:p>Schiphol Airport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107]" office:value-type="string" office:string-value="Den Haag Centraal">
            <text:p>Den Haag Centraal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107]" office:value-type="float" office:value="7.0999999999999996">
            <text:p>7.1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6-08-20">
            <text:p>20/8/2016</text:p>
          </table:table-cell>
          <table:table-cell table:style-name="ACE-0" office:value-type="string">
            <text:p>Den Haag Centraal</text:p>
          </table:table-cell>
          <table:table-cell table:style-name="ACE-0" office:value-type="string">
            <text:p>Schiphol Airport</text:p>
          </table:table-cell>
          <table:table-cell table:style-name="ACE-3" office:value-type="float" office:value="5">
            <text:p>5.0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108]" office:value-type="date" office:date-value="2016-08-20">
            <text:p>2016-08-20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108]" office:value-type="string" office:string-value="Den Haag Centraal">
            <text:p>Den Haag Centraal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108]" office:value-type="string" office:string-value="Schiphol Airport">
            <text:p>Schiphol Airport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108]" office:value-type="float" office:value="5">
            <text:p>5.0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6-11-16">
            <text:p>16/11/2016</text:p>
          </table:table-cell>
          <table:table-cell table:style-name="ACE-0" office:value-type="string">
            <text:p>Schiphol Airport</text:p>
          </table:table-cell>
          <table:table-cell table:style-name="ACE-0" office:value-type="string">
            <text:p>Den Haag Centraal</text:p>
          </table:table-cell>
          <table:table-cell table:style-name="ACE-3" office:value-type="float" office:value="5">
            <text:p>5.0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109]" office:value-type="date" office:date-value="2016-11-16">
            <text:p>2016-11-16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109]" office:value-type="string" office:string-value="Schiphol Airport">
            <text:p>Schiphol Airport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109]" office:value-type="string" office:string-value="Den Haag Centraal">
            <text:p>Den Haag Centraal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109]" office:value-type="float" office:value="5">
            <text:p>5.0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6-11-19">
            <text:p>19/11/2016</text:p>
          </table:table-cell>
          <table:table-cell table:style-name="ACE-0" office:value-type="string">
            <text:p>Den Haag Centraal</text:p>
          </table:table-cell>
          <table:table-cell table:style-name="ACE-0" office:value-type="string">
            <text:p>Amsterdam Zuid</text:p>
          </table:table-cell>
          <table:table-cell table:style-name="ACE-3" office:value-type="float" office:value="6.0999999999999996">
            <text:p>6.1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110]" office:value-type="date" office:date-value="2016-11-19">
            <text:p>2016-11-19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110]" office:value-type="string" office:string-value="Den Haag Centraal">
            <text:p>Den Haag Centraal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110]" office:value-type="string" office:string-value="Amsterdam Zuid">
            <text:p>Amsterdam Zuid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110]" office:value-type="float" office:value="6.0999999999999996">
            <text:p>6.1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6-11-20">
            <text:p>20/11/2016</text:p>
          </table:table-cell>
          <table:table-cell table:style-name="ACE-0" office:value-type="string">
            <text:p>Amsterdam Zuid</text:p>
          </table:table-cell>
          <table:table-cell table:style-name="ACE-0" office:value-type="string">
            <text:p>Den Haag Centraal</text:p>
          </table:table-cell>
          <table:table-cell table:style-name="ACE-3" office:value-type="float" office:value="6.0999999999999996">
            <text:p>6.1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111]" office:value-type="date" office:date-value="2016-11-20">
            <text:p>2016-11-20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111]" office:value-type="string" office:string-value="Amsterdam Zuid">
            <text:p>Amsterdam Zuid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111]" office:value-type="string" office:string-value="Den Haag Centraal">
            <text:p>Den Haag Centraal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111]" office:value-type="float" office:value="6.0999999999999996">
            <text:p>6.1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6-11-23">
            <text:p>23/11/2016</text:p>
          </table:table-cell>
          <table:table-cell table:style-name="ACE-0" office:value-type="string">
            <text:p>Den Haag Centraal</text:p>
          </table:table-cell>
          <table:table-cell table:style-name="ACE-0" office:value-type="string">
            <text:p>Delft Zuid</text:p>
          </table:table-cell>
          <table:table-cell table:style-name="ACE-3" office:value-type="float" office:value="2.7000000000000002">
            <text:p>2.7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112]" office:value-type="date" office:date-value="2016-11-23">
            <text:p>2016-11-23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112]" office:value-type="string" office:string-value="Den Haag Centraal">
            <text:p>Den Haag Centraal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112]" office:value-type="string" office:string-value="Delft Zuid">
            <text:p>Delft Zuid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112]" office:value-type="float" office:value="2.7000000000000002">
            <text:p>2.7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6-11-23">
            <text:p>23/11/2016</text:p>
          </table:table-cell>
          <table:table-cell table:style-name="ACE-0" office:value-type="string">
            <text:p>Delft Zuid</text:p>
          </table:table-cell>
          <table:table-cell table:style-name="ACE-0" office:value-type="string">
            <text:p>Den Haag Centraal</text:p>
          </table:table-cell>
          <table:table-cell table:style-name="ACE-3" office:value-type="float" office:value="1.6000000000000001">
            <text:p>1.6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113]" office:value-type="date" office:date-value="2016-11-23">
            <text:p>2016-11-23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113]" office:value-type="string" office:string-value="Delft Zuid">
            <text:p>Delft Zuid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113]" office:value-type="string" office:string-value="Den Haag Centraal">
            <text:p>Den Haag Centraal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113]" office:value-type="float" office:value="1.6000000000000001">
            <text:p>1.6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6-11-25">
            <text:p>25/11/2016</text:p>
          </table:table-cell>
          <table:table-cell table:style-name="ACE-0" office:value-type="string">
            <text:p>Den Haag Centraal</text:p>
          </table:table-cell>
          <table:table-cell table:style-name="ACE-0" office:value-type="string">
            <text:p>Rotterdam Centraal</text:p>
          </table:table-cell>
          <table:table-cell table:style-name="ACE-3" office:value-type="float" office:value="2.8999999999999999">
            <text:p>2.9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114]" office:value-type="date" office:date-value="2016-11-25">
            <text:p>2016-11-25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114]" office:value-type="string" office:string-value="Den Haag Centraal">
            <text:p>Den Haag Centraal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114]" office:value-type="string" office:string-value="Rotterdam Centraal">
            <text:p>Rotterdam Centraal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114]" office:value-type="float" office:value="2.8999999999999999">
            <text:p>2.9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6-11-26">
            <text:p>26/11/2016</text:p>
          </table:table-cell>
          <table:table-cell table:style-name="ACE-0" office:value-type="string">
            <text:p>Rotterdam Centraal</text:p>
          </table:table-cell>
          <table:table-cell table:style-name="ACE-0" office:value-type="string">
            <text:p>Den Haag Centraal</text:p>
          </table:table-cell>
          <table:table-cell table:style-name="ACE-3" office:value-type="float" office:value="2.8999999999999999">
            <text:p>2.9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115]" office:value-type="date" office:date-value="2016-11-26">
            <text:p>2016-11-26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115]" office:value-type="string" office:string-value="Rotterdam Centraal">
            <text:p>Rotterdam Centraal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115]" office:value-type="string" office:string-value="Den Haag Centraal">
            <text:p>Den Haag Centraal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115]" office:value-type="float" office:value="2.8999999999999999">
            <text:p>2.9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6-12-02">
            <text:p>2/12/2016</text:p>
          </table:table-cell>
          <table:table-cell table:style-name="ACE-0" office:value-type="string">
            <text:p>Den Haag Centraal</text:p>
          </table:table-cell>
          <table:table-cell table:style-name="ACE-0" office:value-type="string">
            <text:p>Delft Zuid</text:p>
          </table:table-cell>
          <table:table-cell table:style-name="ACE-3" office:value-type="float" office:value="1.6000000000000001">
            <text:p>1.6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116]" office:value-type="date" office:date-value="2016-12-02">
            <text:p>2016-12-02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116]" office:value-type="string" office:string-value="Den Haag Centraal">
            <text:p>Den Haag Centraal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116]" office:value-type="string" office:string-value="Delft Zuid">
            <text:p>Delft Zuid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116]" office:value-type="float" office:value="1.6000000000000001">
            <text:p>1.6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6-12-03">
            <text:p>3/12/2016</text:p>
          </table:table-cell>
          <table:table-cell table:style-name="ACE-0" office:value-type="string">
            <text:p>Delft Zuid</text:p>
          </table:table-cell>
          <table:table-cell table:style-name="ACE-0" office:value-type="string">
            <text:p>Den Haag Centraal</text:p>
          </table:table-cell>
          <table:table-cell table:style-name="ACE-3" office:value-type="float" office:value="1.6000000000000001">
            <text:p>1.6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117]" office:value-type="date" office:date-value="2016-12-03">
            <text:p>2016-12-03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117]" office:value-type="string" office:string-value="Delft Zuid">
            <text:p>Delft Zuid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117]" office:value-type="string" office:string-value="Den Haag Centraal">
            <text:p>Den Haag Centraal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117]" office:value-type="float" office:value="1.6000000000000001">
            <text:p>1.6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6-12-04">
            <text:p>4/12/2016</text:p>
          </table:table-cell>
          <table:table-cell table:style-name="ACE-0" office:value-type="string">
            <text:p>Amsterdam Zuid</text:p>
          </table:table-cell>
          <table:table-cell table:style-name="ACE-0" office:value-type="string">
            <text:p>Den Haag Centraal</text:p>
          </table:table-cell>
          <table:table-cell table:style-name="ACE-3" office:value-type="float" office:value="6.0999999999999996">
            <text:p>6.1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118]" office:value-type="date" office:date-value="2016-12-04">
            <text:p>2016-12-04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118]" office:value-type="string" office:string-value="Amsterdam Zuid">
            <text:p>Amsterdam Zuid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118]" office:value-type="string" office:string-value="Den Haag Centraal">
            <text:p>Den Haag Centraal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118]" office:value-type="float" office:value="6.0999999999999996">
            <text:p>6.1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style-name="ACE-0" office:value-type="date" office:date-value="2016-12-06">
            <text:p>6/12/2016</text:p>
          </table:table-cell>
          <table:table-cell table:style-name="ACE-0" office:value-type="string">
            <text:p>Den Haag Centraal</text:p>
          </table:table-cell>
          <table:table-cell table:style-name="ACE-0" office:value-type="string">
            <text:p>Schiphol Airport</text:p>
          </table:table-cell>
          <table:table-cell table:style-name="ACE-3" office:value-type="float" office:value="5">
            <text:p>5.00</text:p>
          </table:table-cell>
          <table:table-cell table:style-name="ACE-5" office:value-type="string">
            <text:p>x</text:p>
          </table:table-cell>
          <table:table-cell table:style-name="ACE-5" office:value-type="string">
            <text:p>{</text:p>
          </table:table-cell>
          <table:table-cell table:style-name="ACE-0" office:value-type="string">
            <text:p>"date": "</text:p>
          </table:table-cell>
          <table:table-cell table:style-name="ACE-9" table:formula="of:=[.A119]" office:value-type="date" office:date-value="2016-12-06">
            <text:p>2016-12-06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from":"</text:p>
          </table:table-cell>
          <table:table-cell table:style-name="ACE-0" table:formula="of:=[.B119]" office:value-type="string" office:string-value="Den Haag Centraal">
            <text:p>Den Haag Centraal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to":"</text:p>
          </table:table-cell>
          <table:table-cell table:style-name="ACE-0" table:formula="of:=[.C119]" office:value-type="string" office:string-value="Schiphol Airport">
            <text:p>Schiphol Airport</text:p>
          </table:table-cell>
          <table:table-cell table:style-name="ACE-0" office:value-type="string">
            <text:p>",</text:p>
          </table:table-cell>
          <table:table-cell table:style-name="ACE-0" office:value-type="string">
            <text:p>"cost":</text:p>
          </table:table-cell>
          <table:table-cell table:style-name="ACE-8" table:formula="of:=[.D119]" office:value-type="float" office:value="5">
            <text:p>5.0</text:p>
          </table:table-cell>
          <table:table-cell table:style-name="ACE-0" office:value-type="string">
            <text:p>},</text:p>
          </table:table-cell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number-columns-repeated="3" table:style-name="Gnumeric-default"/>
          <table:table-cell table:style-name="ACE-4" table:formula="of:=SUM([.D1:.D119])" office:value-type="float" office:value="720.52999999999997">
            <text:p>720.53</text:p>
          </table:table-cell>
          <table:table-cell table:number-columns-repeated="2" table:style-name="ACE-6"/>
          <table:table-cell table:number-columns-repeated="12" table:style-name="Gnumeric-default"/>
          <table:table-cell table:number-columns-repeated="234" table:style-name="ACE-0"/>
          <table:table-cell table:number-columns-repeated="4" table:style-name="Gnumeric-default"/>
        </table:table-row>
        <table:table-row table:style-name="AROW-0">
          <table:table-cell table:number-columns-repeated="4" table:style-name="Gnumeric-default"/>
          <table:table-cell table:number-columns-repeated="2" table:style-name="ACE-6"/>
          <table:table-cell table:number-columns-repeated="12" table:style-name="Gnumeric-default"/>
          <table:table-cell table:number-columns-repeated="234" table:style-name="ACE-0"/>
          <table:table-cell table:number-columns-repeated="4" table:style-name="Gnumeric-default"/>
        </table:table-row>
        <table:table-row table:style-name="AROW-0" table:number-rows-repeated="34">
          <table:table-cell table:number-columns-repeated="4" table:style-name="ACE-0"/>
          <table:table-cell table:number-columns-repeated="2" table:style-name="ACE-5"/>
          <table:table-cell table:style-name="ACE-0"/>
          <table:table-cell table:number-columns-repeated="2" table:style-name="ACE-7"/>
          <table:table-cell table:number-columns-repeated="243" table:style-name="ACE-0"/>
          <table:table-cell table:number-columns-repeated="4" table:style-name="Gnumeric-default"/>
        </table:table-row>
        <table:table-row table:style-name="AROW-0" table:number-rows-repeated="65381">
          <table:table-cell table:number-columns-repeated="256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7" gnm:cursor-row="96">
          <gnm:selection gnm:start-col="7" gnm:start-row="96" gnm:end-col="7" gnm:end-row="96"/>
        </gnm:select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10" table:style-name="ACOL-0"/>
        <table:table-column table:default-cell-style-name="ACE-10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11" table:style-name="ACOL-0"/>
        <table:table-column table:default-cell-style-name="ACE-11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date-style style:name="ND-0" number:format-source="language" gnm:format-magic="63730">
      <number:month number:possessive-form="false" number:textual="false" number:style="short"/>
      <number:text>/</number:text>
      <number:day number:style="short"/>
      <number:text>/</number:text>
      <number:year number:style="short" number:calendar="gregorian"/>
    </number:date-style>
    <number:number-style style:name="ND-1">
      <number:number number:decimal-places="2" number:grouping="false" number:min-integer-digits="1"/>
    </number:number-style>
    <number:number-style style:name="ND-2">
      <number:number number:decimal-places="0" number:grouping="false" number:min-integer-digits="1"/>
    </number:number-style>
    <number:number-style style:name="ND-3">
      <number:number number:decimal-places="1" number:grouping="false" number:min-integer-digits="1"/>
    </number:number-style>
    <number:date-style style:name="ND-4" number:format-source="fixed">
      <number:year number:style="long" number:calendar="gregorian"/>
      <number:text>-</number:text>
      <number:month number:possessive-form="false" number:textual="false" number:style="long"/>
      <number:text>-</number:text>
      <number:day number:style="long"/>
    </number:date-style>
    <style:style style:name="Gnumeric-1" style:family="table-cell">
      <style:table-cell-properties fo:background-color="#ff99cc" gnm:background-colour="#ff99cc" gnm:pattern-colour="#000000" gnm:pattern="1" style:print-content="true" style:decimal-places="13"/>
      <style:paragraph-properties/>
      <style:text-properties/>
    </style:style>
    <style:style style:name="Gnumeric-2" style:family="table-cell">
      <style:table-cell-properties fo:background-color="#ff99cc" gnm:background-colour="#ff99cc" gnm:pattern-colour="#000000" gnm:pattern="1" style:print-content="true" style:decimal-places="13"/>
      <style:paragraph-properties/>
      <style:text-properties/>
    </style: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7-03-20T08:27:08Z</dc:date>
    <meta:creation-date>2017-03-08T16:21:39Z</meta:creation-date>
    <meta:generator>gnumeric/1.12.28</meta:generator>
  </office:meta>
</office:document-meta>
</file>